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13.506cm" fo:min-width="3.31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13.506cm" fo:min-width="6.481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13.506cm" fo:min-width="3.564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a6a6a6" svg:stroke-linecap="butt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13.506cm" fo:min-width="4.58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71cm" svg:stroke-linecap="butt" draw:fill="solid" draw:fill-color="#ff9393" draw:textarea-vertical-align="middle" draw:auto-grow-height="false" draw:fit-to-size="false" style:shrink-to-fit="false" fo:min-height="4.694cm" fo:min-width="2.781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.026cm" svg:stroke-linecap="butt" draw:fill="solid" draw:fill-color="#11800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0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width="0.071cm" svg:stroke-linecap="butt" draw:fill="gradient" draw:fill-gradient-name="Gradient_20_2" draw:textarea-vertical-align="middle" draw:auto-grow-height="false" draw:fit-to-size="false" style:shrink-to-fit="false" fo:min-height="1.463cm" fo:min-width="2.647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12" style:family="graphic" style:parent-style-name="standard">
      <style:graphic-properties draw:stroke="none" svg:stroke-width="0.026cm" svg:stroke-linecap="butt" draw:fill="gradient" draw:fill-gradient-name="Gradient_20_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none" svg:stroke-width="0.071cm" svg:stroke-linecap="butt" draw:fill="gradient" draw:fill-gradient-name="Gradient_20_2" draw:textarea-vertical-align="middle" draw:auto-grow-height="false" draw:fit-to-size="false" style:shrink-to-fit="false" fo:min-height="1.884cm" fo:min-width="2.647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14" style:family="graphic" style:parent-style-name="standard">
      <style:graphic-properties draw:stroke="none" svg:stroke-width="0.071cm" svg:stroke-linecap="butt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15" style:family="graphic" style:parent-style-name="standard">
      <style:graphic-properties draw:stroke="none" svg:stroke-width="0.071cm" svg:stroke-linecap="butt" draw:fill="solid" draw:fill-color="#ff9393" draw:textarea-vertical-align="middle" draw:auto-grow-height="false" draw:fit-to-size="false" style:shrink-to-fit="false" fo:min-height="2.551cm" fo:min-width="2.04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16" style:family="graphic" style:parent-style-name="standard">
      <style:graphic-properties draw:stroke="none" svg:stroke-width="0.026cm" svg:stroke-linecap="butt" draw:fill="gradient" draw:fill-gradient-name="Gradient_20_1" draw:textarea-vertical-align="middle" draw:auto-grow-height="false" draw:fit-to-size="false" style:shrink-to-fit="false" fo:min-height="0.083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7" style:family="graphic" style:parent-style-name="standard">
      <style:graphic-properties draw:stroke="none" svg:stroke-width="0.071cm" svg:stroke-linecap="butt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18" style:family="graphic" style:parent-style-name="standard">
      <style:graphic-properties draw:stroke="none" svg:stroke-width="0.071cm" svg:stroke-linecap="butt" draw:fill="solid" draw:fill-color="#9ed462" draw:textarea-vertical-align="middle" draw:auto-grow-height="false" draw:fit-to-size="false" style:shrink-to-fit="false" fo:min-height="1.974cm" fo:min-width="2.781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19" style:family="graphic" style:parent-style-name="standard">
      <style:graphic-properties draw:stroke="none" svg:stroke-width="0.071cm" svg:stroke-linecap="butt" draw:fill="gradient" draw:fill-gradient-name="Gradient_20_3" draw:textarea-vertical-align="middle" draw:auto-grow-height="false" draw:fit-to-size="false" style:shrink-to-fit="false" fo:min-height="2.009cm" fo:min-width="2.04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20" style:family="graphic" style:parent-style-name="standard">
      <style:graphic-properties draw:stroke="none" svg:stroke-width="0.026cm" svg:stroke-linecap="butt" draw:fill="solid" draw:fill-color="#118002" draw:textarea-vertical-align="middle" draw:auto-grow-height="false" draw:fit-to-size="false" style:shrink-to-fit="false" fo:min-height="0.146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1" style:family="graphic" style:parent-style-name="standard">
      <style:graphic-properties draw:stroke="none" svg:stroke-width="0.026cm" svg:stroke-linecap="butt" draw:fill="solid" draw:fill-color="#118002" draw:textarea-vertical-align="middle" draw:auto-grow-height="false" draw:fit-to-size="false" style:shrink-to-fit="false" fo:min-height="0.012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2" style:family="graphic" style:parent-style-name="standard">
      <style:graphic-properties draw:stroke="none" svg:stroke-width="0.071cm" svg:stroke-linecap="butt" draw:fill="gradient" draw:fill-gradient-name="Gradient_20_2" draw:textarea-vertical-align="middle" draw:auto-grow-height="false" draw:fit-to-size="false" style:shrink-to-fit="false" fo:min-height="2.816cm" fo:min-width="2.647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4" style:family="graphic">
      <style:graphic-properties style:protect="size"/>
    </style:style>
    <style:style style:name="gr25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8.005cm" fo:min-width="3.31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7.954cm" fo:min-width="6.481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8.005cm" fo:min-width="3.564cm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solid" svg:stroke-width="0.071cm" svg:stroke-color="#a6a6a6" svg:stroke-linecap="butt" draw:fill="solid" draw:fill-color="#f2f2f2" draw:textarea-vertical-align="middle" draw:auto-grow-height="false" draw:fit-to-size="false" style:shrink-to-fit="false" fo:min-height="1.867cm" fo:min-width="3.31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solid" svg:stroke-width="0.071cm" svg:stroke-color="#a6a6a6" svg:stroke-linecap="butt" draw:fill="solid" draw:fill-color="#f2f2f2" draw:textarea-vertical-align="middle" draw:auto-grow-height="false" draw:fit-to-size="false" style:shrink-to-fit="false" fo:min-height="1.867cm" fo:min-width="6.481cm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solid" svg:stroke-width="0.071cm" svg:stroke-color="#a6a6a6" svg:stroke-linecap="butt" draw:fill="solid" draw:fill-color="#f2f2f2" draw:textarea-vertical-align="middle" draw:auto-grow-height="false" draw:fit-to-size="false" style:shrink-to-fit="false" fo:min-height="1.867cm" fo:min-width="3.564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solid" svg:stroke-width="0.071cm" svg:stroke-color="#a6a6a6" svg:stroke-linecap="butt" draw:fill="solid" draw:fill-color="#f2f2f2" draw:textarea-vertical-align="middle" draw:auto-grow-height="false" draw:fit-to-size="false" style:shrink-to-fit="false" fo:min-height="1.867cm" fo:min-width="3.564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8.005cm" fo:min-width="4.58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solid" svg:stroke-width="0.071cm" svg:stroke-color="#a6a6a6" svg:stroke-linecap="butt" draw:fill="solid" draw:fill-color="#f2f2f2" draw:textarea-vertical-align="middle" draw:auto-grow-height="false" draw:fit-to-size="false" style:shrink-to-fit="false" fo:min-height="1.867cm" fo:min-width="4.58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5.253cm" fo:min-width="3.31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6.153cm" fo:min-width="6.481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5.253cm" fo:min-width="3.564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5.253cm" fo:min-width="4.58cm" fo:padding-top="0.125cm" fo:padding-bottom="0.125cm" fo:padding-left="0.25cm" fo:padding-right="0.25cm" fo:wrap-option="wrap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2" style:family="graphic" style:parent-style-name="standard">
      <style:graphic-properties draw:stroke="none" svg:stroke-width="0.071cm" svg:stroke-linecap="butt" draw:fill="solid" draw:fill-color="#ff9393" draw:textarea-vertical-align="middle" draw:auto-grow-height="false" draw:fit-to-size="false" style:shrink-to-fit="false" fo:min-height="1.702cm" fo:min-width="2.04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4" style:family="graphic" style:parent-style-name="standard">
      <style:graphic-properties draw:stroke="none" svg:stroke-width="0.026cm" svg:stroke-linecap="butt" draw:fill="solid" draw:fill-color="#118002" draw:textarea-vertical-align="middle" draw:auto-grow-height="false" draw:fit-to-size="false" style:shrink-to-fit="false" fo:min-height="0.083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5" style:family="graphic" style:parent-style-name="standard">
      <style:graphic-properties draw:stroke="none" svg:stroke-width="0.071cm" svg:stroke-linecap="butt" draw:fill="gradient" draw:fill-gradient-name="Gradient_20_2" draw:textarea-vertical-align="middle" draw:auto-grow-height="false" draw:fit-to-size="false" style:shrink-to-fit="false" fo:min-height="1.662cm" fo:min-width="2.04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9" style:family="graphic" style:parent-style-name="standard">
      <style:graphic-properties draw:stroke="none" svg:stroke-width="0.071cm" svg:stroke-linecap="butt" draw:fill="gradient" draw:fill-gradient-name="Gradient_20_3" draw:textarea-vertical-align="middle" draw:auto-grow-height="false" draw:fit-to-size="false" style:shrink-to-fit="false" fo:min-height="1.662cm" fo:min-width="2.04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2" style:family="graphic" style:parent-style-name="standard">
      <style:graphic-properties draw:stroke="none" svg:stroke-width="0.071cm" svg:stroke-linecap="butt" draw:fill="solid" draw:fill-color="#ff9393" draw:textarea-vertical-align="middle" draw:auto-grow-height="false" draw:fit-to-size="false" style:shrink-to-fit="false" fo:min-height="1.662cm" fo:min-width="2.04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7" style:family="graphic" style:parent-style-name="standard">
      <style:graphic-properties draw:stroke="none" svg:stroke-width="0.026cm" svg:stroke-linecap="butt" draw:fill="gradient" draw:fill-gradient-name="Gradient_20_4" draw:textarea-vertical-align="middle" draw:auto-grow-height="false" draw:fit-to-size="false" style:shrink-to-fit="false" fo:min-height="0.083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8" style:family="graphic" style:parent-style-name="standard">
      <style:graphic-properties draw:stroke="none" svg:stroke-width="0.026cm" svg:stroke-linecap="butt" draw:fill="gradient" draw:fill-gradient-name="Gradient_20_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0" style:family="graphic" style:parent-style-name="standard">
      <style:graphic-properties draw:stroke="none" svg:stroke-width="0.071cm" svg:stroke-linecap="butt" draw:fill="gradient" draw:fill-gradient-name="Gradient_20_3" draw:textarea-vertical-align="middle" draw:auto-grow-height="false" draw:fit-to-size="false" style:shrink-to-fit="false" fo:min-height="2.303cm" fo:min-width="2.891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3" style:family="graphic" style:parent-style-name="standard">
      <style:graphic-properties draw:stroke="none" svg:stroke-width="0.071cm" svg:stroke-linecap="butt" draw:fill="solid" draw:fill-color="#9ed462" draw:textarea-vertical-align="middle" draw:auto-grow-height="false" draw:fit-to-size="false" style:shrink-to-fit="false" fo:min-height="1.662cm" fo:min-width="2.04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6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5" style:family="graphic" style:parent-style-name="standard">
      <style:graphic-properties draw:stroke="none" svg:stroke-width="0.071cm" svg:stroke-linecap="butt" draw:fill="gradient" draw:fill-gradient-name="Gradient_20_2" draw:textarea-vertical-align="middle" draw:auto-grow-height="false" draw:fit-to-size="false" style:shrink-to-fit="false" fo:min-height="2.974cm" fo:min-width="2.781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6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7" style:family="graphic" style:parent-style-name="standard">
      <style:graphic-properties draw:stroke="none" svg:stroke-width="0.071cm" svg:stroke-linecap="butt" draw:fill="gradient" draw:fill-gradient-name="Gradient_20_3" draw:textarea-vertical-align="middle" draw:auto-grow-height="false" draw:fit-to-size="false" style:shrink-to-fit="false" fo:min-height="3.284cm" fo:min-width="2.781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6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9" style:family="graphic" style:parent-style-name="standard">
      <style:graphic-properties draw:stroke="none" svg:stroke-width="0.026cm" svg:stroke-linecap="butt" draw:fill="gradient" draw:fill-gradient-name="Gradient_20_1" draw:textarea-vertical-align="middle" draw:auto-grow-height="false" draw:fit-to-size="false" style:shrink-to-fit="false" fo:min-height="0.117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0" style:family="graphic" style:parent-style-name="standard">
      <style:graphic-properties draw:stroke="none" svg:stroke-width="0.071cm" svg:stroke-linecap="butt" draw:fill="solid" draw:fill-color="#9ed462" draw:textarea-vertical-align="middle" draw:auto-grow-height="false" draw:fit-to-size="false" style:shrink-to-fit="false" fo:min-height="2.974cm" fo:min-width="2.781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2" style:family="graphic" style:parent-style-name="standard">
      <style:graphic-properties draw:stroke="none" svg:stroke-width="0.071cm" svg:stroke-linecap="butt" draw:fill="solid" draw:fill-color="#9ed462" draw:textarea-vertical-align="middle" draw:auto-grow-height="false" draw:fit-to-size="false" style:shrink-to-fit="false" fo:min-height="3.699cm" fo:min-width="2.781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4" style:family="graphic" style:parent-style-name="standard">
      <style:graphic-properties draw:stroke="none" svg:stroke-width="0.026cm" svg:stroke-linecap="butt" draw:fill="gradient" draw:fill-gradient-name="Gradient_20_1" draw:textarea-vertical-align="middle" draw:auto-grow-height="false" draw:fit-to-size="false" style:shrink-to-fit="false" fo:min-height="0.16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5" style:family="graphic" style:parent-style-name="standard">
      <style:graphic-properties draw:stroke="none" svg:stroke-width="0.026cm" svg:stroke-linecap="butt" draw:fill="gradient" draw:fill-gradient-name="Gradient_20_1" draw:textarea-vertical-align="middle" draw:auto-grow-height="false" draw:fit-to-size="false" style:shrink-to-fit="false" fo:min-height="0.022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6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.007cm" fo:min-width="0cm" fo:padding-top="0.127cm" fo:padding-bottom="0.127cm" fo:padding-left="0.254cm" fo:padding-right="0.254cm" fo:wrap-option="wrap"/>
    </style:style>
    <style:style style:name="pr1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Only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ff9393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118002"/>
      <style:paragraph-properties fo:text-align="start" style:font-independent-line-spacing="true"/>
      <style:text-properties fo:font-size="18pt"/>
    </style:style>
    <style:style style:name="P11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2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9ed462"/>
      <style:paragraph-properties fo:text-align="start" style:font-independent-line-spacing="true"/>
      <style:text-properties fo:font-size="18pt"/>
    </style:style>
    <style:style style:name="P16" style:family="paragraph">
      <loext:graphic-properties draw:fill-color="#ffffff"/>
    </style:style>
    <style:style style:name="P17" style:family="paragraph">
      <loext:graphic-properties draw:fill="solid" draw:fill-color="#f2f2f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40404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crum Task Board Template" draw:style-name="dp1" draw:master-page-name="Title_20_Only" presentation:presentation-page-layout-name="AL1T19">
        <draw:frame draw:name="Title 10" presentation:style-name="pr1" draw:text-style-name="P2" draw:layer="layout" svg:width="16.721cm" svg:height="1.269cm" svg:x="4.339cm" svg:y="0.093cm" presentation:class="title" presentation:user-transformed="true">
          <draw:text-box>
            <text:p text:style-name="P1"><text:span text:style-name="T1">Sprint 0 backlog</text:span></text:p>
          </draw:text-box>
        </draw:frame>
        <draw:custom-shape draw:name="TextBox 11" draw:style-name="gr1" draw:text-style-name="P4" draw:layer="layout" svg:width="1.536cm" svg:height="0.927cm" svg:x="11.829cm" svg:y="1.176cm">
          <text:p text:style-name="P3"><text:span text:style-name="T2">D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" draw:text-style-name="P5" draw:layer="layout" svg:width="3.809cm" svg:height="13.755cm" svg:x="0.762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" draw:text-style-name="P5" draw:layer="layout" svg:width="6.98cm" svg:height="13.755cm" svg:x="4.42cm" svg:y="4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5" draw:layer="layout" svg:width="4.063cm" svg:height="13.755cm" svg:x="11.554cm" svg:y="4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5" draw:layer="layout" svg:width="4.063cm" svg:height="13.755cm" svg:x="15.618cm" svg:y="4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6" draw:layer="layout" svg:width="3.809cm" svg:height="2.116cm" svg:x="0.762cm" svg:y="2.328cm">
          <text:p text:style-name="P3"><text:span text:style-name="T3">St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6" draw:layer="layout" svg:width="6.98cm" svg:height="2.116cm" svg:x="4.572cm" svg:y="2.328cm">
          <text:p text:style-name="P3"><text:span text:style-name="T3">To 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" draw:text-style-name="P6" draw:layer="layout" svg:width="4.063cm" svg:height="2.116cm" svg:x="11.553cm" svg:y="2.328cm">
          <text:p text:style-name="P3"><text:span text:style-name="T3">In Prog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" draw:text-style-name="P6" draw:layer="layout" svg:width="4.063cm" svg:height="2.116cm" svg:x="15.617cm" svg:y="2.328cm">
          <text:p text:style-name="P3"><text:span text:style-name="T3">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0" draw:style-name="gr6" draw:text-style-name="P5" draw:layer="layout" svg:width="5.079cm" svg:height="13.755cm" svg:x="19.681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1" draw:style-name="gr5" draw:text-style-name="P6" draw:layer="layout" svg:width="5.079cm" svg:height="2.116cm" svg:x="19.681cm" svg:y="2.328cm">
          <text:p text:style-name="P3"><text:span text:style-name="T3">D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7" draw:text-style-name="P7" draw:layer="layout" svg:width="3.28cm" svg:height="4.943cm" svg:x="1.027cm" svg:y="4.657cm">
          <text:p/>
          <draw:enhanced-geometry draw:mirror-horizontal="false" draw:mirror-vertical="false" svg:viewBox="0 0 0 0" drawooo:sub-view-size="4235395 4162644" draw:text-areas="0 0 ?f0 ?f1" draw:type="ooxml-non-primitive" draw:enhanced-path="M 4235395 0 L 4235395 4019636 140197 4162644 0 147903 Z N">
            <draw:equation draw:name="f0" draw:formula="logwidth"/>
            <draw:equation draw:name="f1" draw:formula="logheight"/>
          </draw:enhanced-geometry>
        </draw:custom-shape>
        <draw:custom-shape draw:name="TextBox 147" draw:style-name="gr8" draw:text-style-name="P9" draw:layer="layout" svg:width="2.832cm" svg:height="4.055cm" svg:x="1.271cm" svg:y="5.406cm">
          <text:p text:style-name="P8"><text:span text:style-name="T4">As Students want see my results in a form of graphs so it will <text:s/>help me <text:s/>to identify my strengths and weaknesses,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66">
          <draw:custom-shape draw:name="Oval 167" draw:style-name="gr9" draw:text-style-name="P10" draw:layer="layout" svg:width="0.455cm" svg:height="0.477cm" svg:x="2.499cm" svg:y="4.81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8" draw:style-name="gr9" draw:text-style-name="P10" draw:layer="layout" svg:width="0.303cm" svg:height="0.318cm" svg:x="2.703cm" svg:y="4.7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0" draw:text-style-name="P5" draw:layer="layout" svg:width="0.219cm" svg:height="0.212cm" svg:x="2.725cm" svg:y="4.867cm">
            <text:p/>
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<draw:equation draw:name="f0" draw:formula="189017*logwidth/1045863"/>
              <draw:equation draw:name="f1" draw:formula="0*logheight/1103312"/>
              <draw:equation draw:name="f2" draw:formula="97056*logwidth/1045863"/>
              <draw:equation draw:name="f3" draw:formula="259496*logheight/1103312"/>
              <draw:equation draw:name="f4" draw:formula="828576*logwidth/1045863"/>
              <draw:equation draw:name="f5" draw:formula="991016*logheight/1103312"/>
              <draw:equation draw:name="f6" draw:formula="1045863*logwidth/1045863"/>
              <draw:equation draw:name="f7" draw:formula="954468*logheight/1103312"/>
              <draw:equation draw:name="f8" draw:formula="640080*logwidth/1045863"/>
              <draw:equation draw:name="f9" draw:formula="1103312*logheight/1103312"/>
              <draw:equation draw:name="f10" draw:formula="0*logwidth/1045863"/>
              <draw:equation draw:name="f11" draw:formula="463232*logheight/1103312"/>
              <draw:equation draw:name="f12" draw:formula="189017*logwidth/1045863"/>
              <draw:equation draw:name="f13" draw:formula="0*logheight/1103312"/>
              <draw:equation draw:name="f14" draw:formula="189017*logwidth/1045863"/>
              <draw:equation draw:name="f15" draw:formula="0*logheight/1103312"/>
              <draw:equation draw:name="f16" draw:formula="482067*logwidth/1045863"/>
              <draw:equation draw:name="f17" draw:formula="800917*logheight/1103312"/>
              <draw:equation draw:name="f18" draw:formula="828576*logwidth/1045863"/>
              <draw:equation draw:name="f19" draw:formula="991016*logheight/1103312"/>
              <draw:equation draw:name="f20" draw:formula="1045863*logwidth/1045863"/>
              <draw:equation draw:name="f21" draw:formula="954468*logheight/1103312"/>
              <draw:equation draw:name="f22" draw:formula="640080*logwidth/1045863"/>
              <draw:equation draw:name="f23" draw:formula="1103312*logheight/1103312"/>
              <draw:equation draw:name="f24" draw:formula="0*logwidth/1045863"/>
              <draw:equation draw:name="f25" draw:formula="463232*logheight/1103312"/>
              <draw:equation draw:name="f26" draw:formula="189017*logwidth/1045863"/>
              <draw:equation draw:name="f27" draw:formula="0*logheight/1103312"/>
              <draw:equation draw:name="f28" draw:formula="189017*logwidth/1045863"/>
              <draw:equation draw:name="f29" draw:formula="0*logheight/1103312"/>
              <draw:equation draw:name="f30" draw:formula="482067*logwidth/1045863"/>
              <draw:equation draw:name="f31" draw:formula="800917*logheight/1103312"/>
              <draw:equation draw:name="f32" draw:formula="1045863*logwidth/1045863"/>
              <draw:equation draw:name="f33" draw:formula="954468*logheight/1103312"/>
              <draw:equation draw:name="f34" draw:formula="640080*logwidth/1045863"/>
              <draw:equation draw:name="f35" draw:formula="1103312*logheight/1103312"/>
              <draw:equation draw:name="f36" draw:formula="0*logwidth/1045863"/>
              <draw:equation draw:name="f37" draw:formula="463232*logheight/1103312"/>
              <draw:equation draw:name="f38" draw:formula="189017*logwidth/1045863"/>
              <draw:equation draw:name="f39" draw:formula="0*logheight/1103312"/>
              <draw:equation draw:name="f40" draw:formula="189017*logwidth/1178210"/>
              <draw:equation draw:name="f41" draw:formula="0*logheight/1103312"/>
              <draw:equation draw:name="f42" draw:formula="482067*logwidth/1178210"/>
              <draw:equation draw:name="f43" draw:formula="800917*logheight/1103312"/>
              <draw:equation draw:name="f44" draw:formula="1178210*logwidth/1178210"/>
              <draw:equation draw:name="f45" draw:formula="810089*logheight/1103312"/>
              <draw:equation draw:name="f46" draw:formula="640080*logwidth/1178210"/>
              <draw:equation draw:name="f47" draw:formula="1103312*logheight/1103312"/>
              <draw:equation draw:name="f48" draw:formula="0*logwidth/1178210"/>
              <draw:equation draw:name="f49" draw:formula="463232*logheight/1103312"/>
              <draw:equation draw:name="f50" draw:formula="189017*logwidth/1178210"/>
              <draw:equation draw:name="f51" draw:formula="0*logheight/1103312"/>
              <draw:equation draw:name="f52" draw:formula="189017*logwidth/1178210"/>
              <draw:equation draw:name="f53" draw:formula="0*logheight/1103312"/>
              <draw:equation draw:name="f54" draw:formula="494099*logwidth/1178210"/>
              <draw:equation draw:name="f55" draw:formula="596381*logheight/1103312"/>
              <draw:equation draw:name="f56" draw:formula="1178210*logwidth/1178210"/>
              <draw:equation draw:name="f57" draw:formula="810089*logheight/1103312"/>
              <draw:equation draw:name="f58" draw:formula="640080*logwidth/1178210"/>
              <draw:equation draw:name="f59" draw:formula="1103312*logheight/1103312"/>
              <draw:equation draw:name="f60" draw:formula="0*logwidth/1178210"/>
              <draw:equation draw:name="f61" draw:formula="463232*logheight/1103312"/>
              <draw:equation draw:name="f62" draw:formula="189017*logwidth/1178210"/>
              <draw:equation draw:name="f63" draw:formula="0*logheight/1103312"/>
              <draw:equation draw:name="f64" draw:formula="2404*logwidth/991597"/>
              <draw:equation draw:name="f65" draw:formula="8836*logheight/1112148"/>
              <draw:equation draw:name="f66" draw:formula="307486*logwidth/991597"/>
              <draw:equation draw:name="f67" draw:formula="605217*logheight/1112148"/>
              <draw:equation draw:name="f68" draw:formula="991597*logwidth/991597"/>
              <draw:equation draw:name="f69" draw:formula="818925*logheight/1112148"/>
              <draw:equation draw:name="f70" draw:formula="453467*logwidth/991597"/>
              <draw:equation draw:name="f71" draw:formula="1112148*logheight/1112148"/>
              <draw:equation draw:name="f72" draw:formula="2404*logwidth/991597"/>
              <draw:equation draw:name="f73" draw:formula="8836*logheight/1112148"/>
              <draw:equation draw:name="f74" draw:formula="2404*logwidth/991597"/>
              <draw:equation draw:name="f75" draw:formula="8836*logheight/887846"/>
              <draw:equation draw:name="f76" draw:formula="307486*logwidth/991597"/>
              <draw:equation draw:name="f77" draw:formula="605217*logheight/887846"/>
              <draw:equation draw:name="f78" draw:formula="991597*logwidth/991597"/>
              <draw:equation draw:name="f79" draw:formula="818925*logheight/887846"/>
              <draw:equation draw:name="f80" draw:formula="104551*logwidth/991597"/>
              <draw:equation draw:name="f81" draw:formula="883548*logheight/887846"/>
              <draw:equation draw:name="f82" draw:formula="2404*logwidth/991597"/>
              <draw:equation draw:name="f83" draw:formula="8836*logheight/887846"/>
              <draw:equation draw:name="f84" draw:formula="118779*logwidth/1107972"/>
              <draw:equation draw:name="f85" draw:formula="8836*logheight/1021343"/>
              <draw:equation draw:name="f86" draw:formula="423861*logwidth/1107972"/>
              <draw:equation draw:name="f87" draw:formula="605217*logheight/1021343"/>
              <draw:equation draw:name="f88" draw:formula="1107972*logwidth/1107972"/>
              <draw:equation draw:name="f89" draw:formula="818925*logheight/1021343"/>
              <draw:equation draw:name="f90" draw:formula="220926*logwidth/1107972"/>
              <draw:equation draw:name="f91" draw:formula="883548*logheight/1021343"/>
              <draw:equation draw:name="f92" draw:formula="118779*logwidth/1107972"/>
              <draw:equation draw:name="f93" draw:formula="8836*logheight/1021343"/>
              <draw:equation draw:name="f94" draw:formula="118779*logwidth/1107972"/>
              <draw:equation draw:name="f95" draw:formula="11180*logheight/1023687"/>
              <draw:equation draw:name="f96" draw:formula="423861*logwidth/1107972"/>
              <draw:equation draw:name="f97" draw:formula="607561*logheight/1023687"/>
              <draw:equation draw:name="f98" draw:formula="1107972*logwidth/1107972"/>
              <draw:equation draw:name="f99" draw:formula="821269*logheight/1023687"/>
              <draw:equation draw:name="f100" draw:formula="220926*logwidth/1107972"/>
              <draw:equation draw:name="f101" draw:formula="885892*logheight/1023687"/>
              <draw:equation draw:name="f102" draw:formula="118779*logwidth/1107972"/>
              <draw:equation draw:name="f103" draw:formula="11180*logheight/1023687"/>
              <draw:equation draw:name="f104" draw:formula="logwidth"/>
              <draw:equation draw:name="f105" draw:formula="logheight"/>
            </draw:enhanced-geometry>
          </draw:custom-shape>
        </draw:g>
        <draw:g draw:name="Group 12">
          <draw:custom-shape draw:name="Flowchart: Process 42" draw:style-name="gr11" draw:text-style-name="P11" draw:layer="layout" svg:width="3.146cm" svg:height="1.712cm" svg:x="21cm" svg:y="5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184">
            <draw:custom-shape draw:name="Oval 186" draw:style-name="gr12" draw:text-style-name="P12" draw:layer="layout" svg:width="0.455cm" svg:height="0.266cm" svg:x="22.329cm" svg:y="5.12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87" draw:style-name="gr12" draw:text-style-name="P12" draw:layer="layout" svg:width="0.303cm" svg:height="0.177cm" svg:x="22.534cm" svg:y="5.10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118cm" svg:x="22.555cm" svg:y="5.151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185" draw:style-name="gr8" draw:text-style-name="P13" draw:layer="layout" svg:width="2.793cm" svg:height="1.013cm" svg:x="21.185cm" svg:y="5.39cm">
            <text:p text:style-name="P8"><text:span text:style-name="T4">Collecting inform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9">
          <draw:custom-shape draw:name="Flowchart: Process 42" draw:style-name="gr13" draw:text-style-name="P11" draw:layer="layout" svg:width="3.146cm" svg:height="2.133cm" svg:x="20.854cm" svg:y="7.4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191">
            <draw:custom-shape draw:name="Oval 193" draw:style-name="gr12" draw:text-style-name="P12" draw:layer="layout" svg:width="0.455cm" svg:height="0.332cm" svg:x="22.183cm" svg:y="7.55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94" draw:style-name="gr12" draw:text-style-name="P12" draw:layer="layout" svg:width="0.303cm" svg:height="0.223cm" svg:x="22.387cm" svg:y="7.53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147cm" svg:x="22.409cm" svg:y="7.588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192" draw:style-name="gr8" draw:text-style-name="P13" draw:layer="layout" svg:width="2.793cm" svg:height="1.522cm" svg:x="21.039cm" svg:y="7.886cm">
            <text:p text:style-name="P8"><text:span text:style-name="T4">understanding and analysing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6">
          <draw:custom-shape draw:name="Flowchart: Process 42" draw:style-name="gr14" draw:text-style-name="P11" draw:layer="layout" svg:width="3.146cm" svg:height="3.065cm" svg:x="21.2cm" svg:y="10.335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198">
            <draw:custom-shape draw:name="Oval 200" draw:style-name="gr12" draw:text-style-name="P12" draw:layer="layout" svg:width="0.455cm" svg:height="0.477cm" svg:x="22.529cm" svg:y="10.55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1" draw:style-name="gr12" draw:text-style-name="P12" draw:layer="layout" svg:width="0.303cm" svg:height="0.318cm" svg:x="22.734cm" svg:y="10.52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22.755cm" svg:y="10.605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199" draw:style-name="gr8" draw:text-style-name="P9" draw:layer="layout" svg:width="2.793cm" svg:height="0.508cm" svg:x="21.385cm" svg:y="11.033cm">
            <text:p text:style-name="P8"><text:span text:style-name="T4">Data Clean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lowchart: Process 42" draw:style-name="gr15" draw:text-style-name="P7" draw:layer="layout" svg:width="2.539cm" svg:height="2.8cm" svg:x="7.061cm" svg:y="7.6cm">
          <text:p/>
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<draw:equation draw:name="f0" draw:formula="0*logwidth/10000"/>
            <draw:equation draw:name="f1" draw:formula="0*logheight/10000"/>
            <draw:equation draw:name="f2" draw:formula="10000*logwidth/10000"/>
            <draw:equation draw:name="f3" draw:formula="0*logheight/10000"/>
            <draw:equation draw:name="f4" draw:formula="10000*logwidth/10000"/>
            <draw:equation draw:name="f5" draw:formula="10000*logheight/10000"/>
            <draw:equation draw:name="f6" draw:formula="0*logwidth/10000"/>
            <draw:equation draw:name="f7" draw:formula="10000*logheight/10000"/>
            <draw:equation draw:name="f8" draw:formula="0*logwidth/10000"/>
            <draw:equation draw:name="f9" draw:formula="0*logheight/10000"/>
            <draw:equation draw:name="f10" draw:formula="0*logwidth/10000"/>
            <draw:equation draw:name="f11" draw:formula="0*logheight/10000"/>
            <draw:equation draw:name="f12" draw:formula="10000*logwidth/10000"/>
            <draw:equation draw:name="f13" draw:formula="0*logheight/10000"/>
            <draw:equation draw:name="f14" draw:formula="10000*logwidth/10000"/>
            <draw:equation draw:name="f15" draw:formula="10000*logheight/10000"/>
            <draw:equation draw:name="f16" draw:formula="0*logwidth/10000"/>
            <draw:equation draw:name="f17" draw:formula="10000*logheight/10000"/>
            <draw:equation draw:name="f18" draw:formula="0*logwidth/10000"/>
            <draw:equation draw:name="f19" draw:formula="0*logheight/10000"/>
            <draw:equation draw:name="f20" draw:formula="0*logwidth/10000"/>
            <draw:equation draw:name="f21" draw:formula="0*logheight/10000"/>
            <draw:equation draw:name="f22" draw:formula="10000*logwidth/10000"/>
            <draw:equation draw:name="f23" draw:formula="0*logheight/10000"/>
            <draw:equation draw:name="f24" draw:formula="10000*logwidth/10000"/>
            <draw:equation draw:name="f25" draw:formula="10000*logheight/10000"/>
            <draw:equation draw:name="f26" draw:formula="0*logwidth/10000"/>
            <draw:equation draw:name="f27" draw:formula="10000*logheight/10000"/>
            <draw:equation draw:name="f28" draw:formula="0*logwidth/10000"/>
            <draw:equation draw:name="f29" draw:formula="0*logheight/10000"/>
            <draw:equation draw:name="f30" draw:formula="0*logwidth/10000"/>
            <draw:equation draw:name="f31" draw:formula="0*logheight/10000"/>
            <draw:equation draw:name="f32" draw:formula="10000*logwidth/10000"/>
            <draw:equation draw:name="f33" draw:formula="0*logheight/10000"/>
            <draw:equation draw:name="f34" draw:formula="10000*logwidth/10000"/>
            <draw:equation draw:name="f35" draw:formula="10000*logheight/10000"/>
            <draw:equation draw:name="f36" draw:formula="0*logwidth/10000"/>
            <draw:equation draw:name="f37" draw:formula="10000*logheight/10000"/>
            <draw:equation draw:name="f38" draw:formula="0*logwidth/10000"/>
            <draw:equation draw:name="f39" draw:formula="0*logheight/10000"/>
            <draw:equation draw:name="f40" draw:formula="0*logwidth/10000"/>
            <draw:equation draw:name="f41" draw:formula="0*logheight/10000"/>
            <draw:equation draw:name="f42" draw:formula="10000*logwidth/10000"/>
            <draw:equation draw:name="f43" draw:formula="0*logheight/10000"/>
            <draw:equation draw:name="f44" draw:formula="10000*logwidth/10000"/>
            <draw:equation draw:name="f45" draw:formula="10000*logheight/10000"/>
            <draw:equation draw:name="f46" draw:formula="0*logwidth/10000"/>
            <draw:equation draw:name="f47" draw:formula="10000*logheight/10000"/>
            <draw:equation draw:name="f48" draw:formula="0*logwidth/10000"/>
            <draw:equation draw:name="f49" draw:formula="0*logheight/10000"/>
            <draw:equation draw:name="f50" draw:formula="0*logwidth/10000"/>
            <draw:equation draw:name="f51" draw:formula="0*logheight/10000"/>
            <draw:equation draw:name="f52" draw:formula="10000*logwidth/10000"/>
            <draw:equation draw:name="f53" draw:formula="0*logheight/10000"/>
            <draw:equation draw:name="f54" draw:formula="10000*logwidth/10000"/>
            <draw:equation draw:name="f55" draw:formula="10000*logheight/10000"/>
            <draw:equation draw:name="f56" draw:formula="0*logwidth/10000"/>
            <draw:equation draw:name="f57" draw:formula="10000*logheight/10000"/>
            <draw:equation draw:name="f58" draw:formula="0*logwidth/10000"/>
            <draw:equation draw:name="f59" draw:formula="0*logheight/10000"/>
            <draw:equation draw:name="f60" draw:formula="0*logwidth/10000"/>
            <draw:equation draw:name="f61" draw:formula="0*logheight/10000"/>
            <draw:equation draw:name="f62" draw:formula="10000*logwidth/10000"/>
            <draw:equation draw:name="f63" draw:formula="0*logheight/10000"/>
            <draw:equation draw:name="f64" draw:formula="10000*logwidth/10000"/>
            <draw:equation draw:name="f65" draw:formula="10000*logheight/10000"/>
            <draw:equation draw:name="f66" draw:formula="0*logwidth/10000"/>
            <draw:equation draw:name="f67" draw:formula="10000*logheight/10000"/>
            <draw:equation draw:name="f68" draw:formula="0*logwidth/10000"/>
            <draw:equation draw:name="f69" draw:formula="0*logheight/10000"/>
            <draw:equation draw:name="f70" draw:formula="0*logwidth/10000"/>
            <draw:equation draw:name="f71" draw:formula="0*logheight/10000"/>
            <draw:equation draw:name="f72" draw:formula="10000*logwidth/10000"/>
            <draw:equation draw:name="f73" draw:formula="0*logheight/10000"/>
            <draw:equation draw:name="f74" draw:formula="10000*logwidth/10000"/>
            <draw:equation draw:name="f75" draw:formula="10000*logheight/10000"/>
            <draw:equation draw:name="f76" draw:formula="0*logwidth/10000"/>
            <draw:equation draw:name="f77" draw:formula="10000*logheight/10000"/>
            <draw:equation draw:name="f78" draw:formula="0*logwidth/10000"/>
            <draw:equation draw:name="f79" draw:formula="0*logheight/10000"/>
            <draw:equation draw:name="f80" draw:formula="0*logwidth/10018"/>
            <draw:equation draw:name="f81" draw:formula="0*logheight/10000"/>
            <draw:equation draw:name="f82" draw:formula="10000*logwidth/10018"/>
            <draw:equation draw:name="f83" draw:formula="0*logheight/10000"/>
            <draw:equation draw:name="f84" draw:formula="10000*logwidth/10018"/>
            <draw:equation draw:name="f85" draw:formula="10000*logheight/10000"/>
            <draw:equation draw:name="f86" draw:formula="0*logwidth/10018"/>
            <draw:equation draw:name="f87" draw:formula="10000*logheight/10000"/>
            <draw:equation draw:name="f88" draw:formula="0*logwidth/10018"/>
            <draw:equation draw:name="f89" draw:formula="0*logheight/10000"/>
            <draw:equation draw:name="f90" draw:formula="0*logwidth/10018"/>
            <draw:equation draw:name="f91" draw:formula="0*logheight/10000"/>
            <draw:equation draw:name="f92" draw:formula="10000*logwidth/10018"/>
            <draw:equation draw:name="f93" draw:formula="0*logheight/10000"/>
            <draw:equation draw:name="f94" draw:formula="10000*logwidth/10018"/>
            <draw:equation draw:name="f95" draw:formula="10000*logheight/10000"/>
            <draw:equation draw:name="f96" draw:formula="0*logwidth/10018"/>
            <draw:equation draw:name="f97" draw:formula="10000*logheight/10000"/>
            <draw:equation draw:name="f98" draw:formula="0*logwidth/10018"/>
            <draw:equation draw:name="f99" draw:formula="0*logheight/10000"/>
            <draw:equation draw:name="f100" draw:formula="0*logwidth/10018"/>
            <draw:equation draw:name="f101" draw:formula="0*logheight/10000"/>
            <draw:equation draw:name="f102" draw:formula="10000*logwidth/10018"/>
            <draw:equation draw:name="f103" draw:formula="0*logheight/10000"/>
            <draw:equation draw:name="f104" draw:formula="10000*logwidth/10018"/>
            <draw:equation draw:name="f105" draw:formula="10000*logheight/10000"/>
            <draw:equation draw:name="f106" draw:formula="0*logwidth/10018"/>
            <draw:equation draw:name="f107" draw:formula="10000*logheight/10000"/>
            <draw:equation draw:name="f108" draw:formula="0*logwidth/10018"/>
            <draw:equation draw:name="f109" draw:formula="0*logheight/10000"/>
            <draw:equation draw:name="f110" draw:formula="0*logwidth/10071"/>
            <draw:equation draw:name="f111" draw:formula="0*logheight/10000"/>
            <draw:equation draw:name="f112" draw:formula="10000*logwidth/10071"/>
            <draw:equation draw:name="f113" draw:formula="0*logheight/10000"/>
            <draw:equation draw:name="f114" draw:formula="10000*logwidth/10071"/>
            <draw:equation draw:name="f115" draw:formula="10000*logheight/10000"/>
            <draw:equation draw:name="f116" draw:formula="0*logwidth/10071"/>
            <draw:equation draw:name="f117" draw:formula="10000*logheight/10000"/>
            <draw:equation draw:name="f118" draw:formula="0*logwidth/10071"/>
            <draw:equation draw:name="f119" draw:formula="0*logheight/10000"/>
            <draw:equation draw:name="f120" draw:formula="0*logwidth/10064"/>
            <draw:equation draw:name="f121" draw:formula="0*logheight/10000"/>
            <draw:equation draw:name="f122" draw:formula="10000*logwidth/10064"/>
            <draw:equation draw:name="f123" draw:formula="0*logheight/10000"/>
            <draw:equation draw:name="f124" draw:formula="10000*logwidth/10064"/>
            <draw:equation draw:name="f125" draw:formula="10000*logheight/10000"/>
            <draw:equation draw:name="f126" draw:formula="0*logwidth/10064"/>
            <draw:equation draw:name="f127" draw:formula="10000*logheight/10000"/>
            <draw:equation draw:name="f128" draw:formula="0*logwidth/10064"/>
            <draw:equation draw:name="f129" draw:formula="0*logheight/10000"/>
            <draw:equation draw:name="f130" draw:formula="0*logwidth/10064"/>
            <draw:equation draw:name="f131" draw:formula="0*logheight/10000"/>
            <draw:equation draw:name="f132" draw:formula="10000*logwidth/10064"/>
            <draw:equation draw:name="f133" draw:formula="0*logheight/10000"/>
            <draw:equation draw:name="f134" draw:formula="10000*logwidth/10064"/>
            <draw:equation draw:name="f135" draw:formula="10000*logheight/10000"/>
            <draw:equation draw:name="f136" draw:formula="0*logwidth/10064"/>
            <draw:equation draw:name="f137" draw:formula="10000*logheight/10000"/>
            <draw:equation draw:name="f138" draw:formula="0*logwidth/10064"/>
            <draw:equation draw:name="f139" draw:formula="0*logheight/10000"/>
            <draw:equation draw:name="f140" draw:formula="0*logwidth/10064"/>
            <draw:equation draw:name="f141" draw:formula="0*logheight/10000"/>
            <draw:equation draw:name="f142" draw:formula="10000*logwidth/10064"/>
            <draw:equation draw:name="f143" draw:formula="0*logheight/10000"/>
            <draw:equation draw:name="f144" draw:formula="10000*logwidth/10064"/>
            <draw:equation draw:name="f145" draw:formula="10000*logheight/10000"/>
            <draw:equation draw:name="f146" draw:formula="0*logwidth/10064"/>
            <draw:equation draw:name="f147" draw:formula="10000*logheight/10000"/>
            <draw:equation draw:name="f148" draw:formula="0*logwidth/10064"/>
            <draw:equation draw:name="f149" draw:formula="0*logheight/10000"/>
            <draw:equation draw:name="f150" draw:formula="0*logwidth/10064"/>
            <draw:equation draw:name="f151" draw:formula="0*logheight/10000"/>
            <draw:equation draw:name="f152" draw:formula="10000*logwidth/10064"/>
            <draw:equation draw:name="f153" draw:formula="0*logheight/10000"/>
            <draw:equation draw:name="f154" draw:formula="10000*logwidth/10064"/>
            <draw:equation draw:name="f155" draw:formula="10000*logheight/10000"/>
            <draw:equation draw:name="f156" draw:formula="0*logwidth/10064"/>
            <draw:equation draw:name="f157" draw:formula="10000*logheight/10000"/>
            <draw:equation draw:name="f158" draw:formula="0*logwidth/10064"/>
            <draw:equation draw:name="f159" draw:formula="0*logheight/10000"/>
            <draw:equation draw:name="f160" draw:formula="0*logwidth/10064"/>
            <draw:equation draw:name="f161" draw:formula="0*logheight/10000"/>
            <draw:equation draw:name="f162" draw:formula="10000*logwidth/10064"/>
            <draw:equation draw:name="f163" draw:formula="0*logheight/10000"/>
            <draw:equation draw:name="f164" draw:formula="10000*logwidth/10064"/>
            <draw:equation draw:name="f165" draw:formula="10000*logheight/10000"/>
            <draw:equation draw:name="f166" draw:formula="0*logwidth/10064"/>
            <draw:equation draw:name="f167" draw:formula="10000*logheight/10000"/>
            <draw:equation draw:name="f168" draw:formula="0*logwidth/10064"/>
            <draw:equation draw:name="f169" draw:formula="0*logheight/10000"/>
            <draw:equation draw:name="f170" draw:formula="logwidth"/>
            <draw:equation draw:name="f171" draw:formula="logheight"/>
          </draw:enhanced-geometry>
        </draw:custom-shape>
        <draw:custom-shape draw:name="TextBox 294" draw:style-name="gr8" draw:text-style-name="P9" draw:layer="layout" svg:width="2.375cm" svg:height="1.52cm" svg:x="7.061cm" svg:y="8.68cm">
          <text:p text:style-name="P3"><text:span text:style-name="T4">Data mining and machine learni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95">
          <draw:custom-shape draw:name="Oval 296" draw:style-name="gr16" draw:text-style-name="P12" draw:layer="layout" svg:width="0.521cm" svg:height="0.477cm" svg:x="8.058cm" svg:y="7.83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7" draw:style-name="gr12" draw:text-style-name="P12" draw:layer="layout" svg:width="0.347cm" svg:height="0.318cm" svg:x="7.999cm" svg:y="7.8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0" draw:text-style-name="P5" draw:layer="layout" svg:width="0.251cm" svg:height="0.212cm" svg:x="8.071cm" svg:y="7.879cm">
            <text:p/>
            <draw:enhanced-geometry draw:mirror-horizontal="tru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<draw:equation draw:name="f0" draw:formula="189017*logwidth/1045863"/>
              <draw:equation draw:name="f1" draw:formula="0*logheight/1103312"/>
              <draw:equation draw:name="f2" draw:formula="97056*logwidth/1045863"/>
              <draw:equation draw:name="f3" draw:formula="259496*logheight/1103312"/>
              <draw:equation draw:name="f4" draw:formula="828576*logwidth/1045863"/>
              <draw:equation draw:name="f5" draw:formula="991016*logheight/1103312"/>
              <draw:equation draw:name="f6" draw:formula="1045863*logwidth/1045863"/>
              <draw:equation draw:name="f7" draw:formula="954468*logheight/1103312"/>
              <draw:equation draw:name="f8" draw:formula="640080*logwidth/1045863"/>
              <draw:equation draw:name="f9" draw:formula="1103312*logheight/1103312"/>
              <draw:equation draw:name="f10" draw:formula="0*logwidth/1045863"/>
              <draw:equation draw:name="f11" draw:formula="463232*logheight/1103312"/>
              <draw:equation draw:name="f12" draw:formula="189017*logwidth/1045863"/>
              <draw:equation draw:name="f13" draw:formula="0*logheight/1103312"/>
              <draw:equation draw:name="f14" draw:formula="189017*logwidth/1045863"/>
              <draw:equation draw:name="f15" draw:formula="0*logheight/1103312"/>
              <draw:equation draw:name="f16" draw:formula="482067*logwidth/1045863"/>
              <draw:equation draw:name="f17" draw:formula="800917*logheight/1103312"/>
              <draw:equation draw:name="f18" draw:formula="828576*logwidth/1045863"/>
              <draw:equation draw:name="f19" draw:formula="991016*logheight/1103312"/>
              <draw:equation draw:name="f20" draw:formula="1045863*logwidth/1045863"/>
              <draw:equation draw:name="f21" draw:formula="954468*logheight/1103312"/>
              <draw:equation draw:name="f22" draw:formula="640080*logwidth/1045863"/>
              <draw:equation draw:name="f23" draw:formula="1103312*logheight/1103312"/>
              <draw:equation draw:name="f24" draw:formula="0*logwidth/1045863"/>
              <draw:equation draw:name="f25" draw:formula="463232*logheight/1103312"/>
              <draw:equation draw:name="f26" draw:formula="189017*logwidth/1045863"/>
              <draw:equation draw:name="f27" draw:formula="0*logheight/1103312"/>
              <draw:equation draw:name="f28" draw:formula="189017*logwidth/1045863"/>
              <draw:equation draw:name="f29" draw:formula="0*logheight/1103312"/>
              <draw:equation draw:name="f30" draw:formula="482067*logwidth/1045863"/>
              <draw:equation draw:name="f31" draw:formula="800917*logheight/1103312"/>
              <draw:equation draw:name="f32" draw:formula="1045863*logwidth/1045863"/>
              <draw:equation draw:name="f33" draw:formula="954468*logheight/1103312"/>
              <draw:equation draw:name="f34" draw:formula="640080*logwidth/1045863"/>
              <draw:equation draw:name="f35" draw:formula="1103312*logheight/1103312"/>
              <draw:equation draw:name="f36" draw:formula="0*logwidth/1045863"/>
              <draw:equation draw:name="f37" draw:formula="463232*logheight/1103312"/>
              <draw:equation draw:name="f38" draw:formula="189017*logwidth/1045863"/>
              <draw:equation draw:name="f39" draw:formula="0*logheight/1103312"/>
              <draw:equation draw:name="f40" draw:formula="189017*logwidth/1178210"/>
              <draw:equation draw:name="f41" draw:formula="0*logheight/1103312"/>
              <draw:equation draw:name="f42" draw:formula="482067*logwidth/1178210"/>
              <draw:equation draw:name="f43" draw:formula="800917*logheight/1103312"/>
              <draw:equation draw:name="f44" draw:formula="1178210*logwidth/1178210"/>
              <draw:equation draw:name="f45" draw:formula="810089*logheight/1103312"/>
              <draw:equation draw:name="f46" draw:formula="640080*logwidth/1178210"/>
              <draw:equation draw:name="f47" draw:formula="1103312*logheight/1103312"/>
              <draw:equation draw:name="f48" draw:formula="0*logwidth/1178210"/>
              <draw:equation draw:name="f49" draw:formula="463232*logheight/1103312"/>
              <draw:equation draw:name="f50" draw:formula="189017*logwidth/1178210"/>
              <draw:equation draw:name="f51" draw:formula="0*logheight/1103312"/>
              <draw:equation draw:name="f52" draw:formula="189017*logwidth/1178210"/>
              <draw:equation draw:name="f53" draw:formula="0*logheight/1103312"/>
              <draw:equation draw:name="f54" draw:formula="494099*logwidth/1178210"/>
              <draw:equation draw:name="f55" draw:formula="596381*logheight/1103312"/>
              <draw:equation draw:name="f56" draw:formula="1178210*logwidth/1178210"/>
              <draw:equation draw:name="f57" draw:formula="810089*logheight/1103312"/>
              <draw:equation draw:name="f58" draw:formula="640080*logwidth/1178210"/>
              <draw:equation draw:name="f59" draw:formula="1103312*logheight/1103312"/>
              <draw:equation draw:name="f60" draw:formula="0*logwidth/1178210"/>
              <draw:equation draw:name="f61" draw:formula="463232*logheight/1103312"/>
              <draw:equation draw:name="f62" draw:formula="189017*logwidth/1178210"/>
              <draw:equation draw:name="f63" draw:formula="0*logheight/1103312"/>
              <draw:equation draw:name="f64" draw:formula="2404*logwidth/991597"/>
              <draw:equation draw:name="f65" draw:formula="8836*logheight/1112148"/>
              <draw:equation draw:name="f66" draw:formula="307486*logwidth/991597"/>
              <draw:equation draw:name="f67" draw:formula="605217*logheight/1112148"/>
              <draw:equation draw:name="f68" draw:formula="991597*logwidth/991597"/>
              <draw:equation draw:name="f69" draw:formula="818925*logheight/1112148"/>
              <draw:equation draw:name="f70" draw:formula="453467*logwidth/991597"/>
              <draw:equation draw:name="f71" draw:formula="1112148*logheight/1112148"/>
              <draw:equation draw:name="f72" draw:formula="2404*logwidth/991597"/>
              <draw:equation draw:name="f73" draw:formula="8836*logheight/1112148"/>
              <draw:equation draw:name="f74" draw:formula="2404*logwidth/991597"/>
              <draw:equation draw:name="f75" draw:formula="8836*logheight/887846"/>
              <draw:equation draw:name="f76" draw:formula="307486*logwidth/991597"/>
              <draw:equation draw:name="f77" draw:formula="605217*logheight/887846"/>
              <draw:equation draw:name="f78" draw:formula="991597*logwidth/991597"/>
              <draw:equation draw:name="f79" draw:formula="818925*logheight/887846"/>
              <draw:equation draw:name="f80" draw:formula="104551*logwidth/991597"/>
              <draw:equation draw:name="f81" draw:formula="883548*logheight/887846"/>
              <draw:equation draw:name="f82" draw:formula="2404*logwidth/991597"/>
              <draw:equation draw:name="f83" draw:formula="8836*logheight/887846"/>
              <draw:equation draw:name="f84" draw:formula="118779*logwidth/1107972"/>
              <draw:equation draw:name="f85" draw:formula="8836*logheight/1021343"/>
              <draw:equation draw:name="f86" draw:formula="423861*logwidth/1107972"/>
              <draw:equation draw:name="f87" draw:formula="605217*logheight/1021343"/>
              <draw:equation draw:name="f88" draw:formula="1107972*logwidth/1107972"/>
              <draw:equation draw:name="f89" draw:formula="818925*logheight/1021343"/>
              <draw:equation draw:name="f90" draw:formula="220926*logwidth/1107972"/>
              <draw:equation draw:name="f91" draw:formula="883548*logheight/1021343"/>
              <draw:equation draw:name="f92" draw:formula="118779*logwidth/1107972"/>
              <draw:equation draw:name="f93" draw:formula="8836*logheight/1021343"/>
              <draw:equation draw:name="f94" draw:formula="118779*logwidth/1107972"/>
              <draw:equation draw:name="f95" draw:formula="11180*logheight/1023687"/>
              <draw:equation draw:name="f96" draw:formula="423861*logwidth/1107972"/>
              <draw:equation draw:name="f97" draw:formula="607561*logheight/1023687"/>
              <draw:equation draw:name="f98" draw:formula="1107972*logwidth/1107972"/>
              <draw:equation draw:name="f99" draw:formula="821269*logheight/1023687"/>
              <draw:equation draw:name="f100" draw:formula="220926*logwidth/1107972"/>
              <draw:equation draw:name="f101" draw:formula="885892*logheight/1023687"/>
              <draw:equation draw:name="f102" draw:formula="118779*logwidth/1107972"/>
              <draw:equation draw:name="f103" draw:formula="11180*logheight/1023687"/>
              <draw:equation draw:name="f104" draw:formula="logwidth"/>
              <draw:equation draw:name="f105" draw:formula="logheight"/>
            </draw:enhanced-geometry>
          </draw:custom-shape>
        </draw:g>
        <draw:g draw:name="Group 86">
          <draw:custom-shape draw:name="Flowchart: Process 42" draw:style-name="gr17" draw:text-style-name="P14" draw:layer="layout" svg:width="2.539cm" svg:height="1.911cm" svg:x="12.061cm" svg:y="8.419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73" draw:style-name="gr8" draw:text-style-name="P9" draw:layer="layout" svg:width="2.375cm" svg:height="1.013cm" svg:x="12.143cm" svg:y="9.081cm">
            <text:p text:style-name="P3"><text:span text:style-name="T4">Design data ma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17">
            <draw:custom-shape draw:name="Oval 318" draw:style-name="gr9" draw:text-style-name="P10" draw:layer="layout" svg:width="0.455cm" svg:height="0.477cm" svg:x="13.12cm" svg:y="8.4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19" draw:style-name="gr9" draw:text-style-name="P10" draw:layer="layout" svg:width="0.303cm" svg:height="0.318cm" svg:x="13.324cm" svg:y="8.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3.345cm" svg:y="8.479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360">
          <draw:custom-shape draw:name="Rectangle 1" draw:style-name="gr18" draw:text-style-name="P15" draw:layer="layout" svg:width="3.28cm" svg:height="2.223cm" svg:x="4.72cm" svg:y="13cm">
            <text:p/>
            <draw:enhanced-geometry draw:mirror-horizontal="false" draw:mirror-vertical="false" svg:viewBox="0 0 0 0" drawooo:sub-view-size="4235395 4162644" draw:text-areas="0 0 ?f0 ?f1" draw:type="ooxml-non-primitive" draw:enhanced-path="M 4235395 0 L 4235395 4019636 140197 4162644 0 147903 Z N">
              <draw:equation draw:name="f0" draw:formula="logwidth"/>
              <draw:equation draw:name="f1" draw:formula="logheight"/>
            </draw:enhanced-geometry>
          </draw:custom-shape>
          <draw:custom-shape draw:name="TextBox 362" draw:style-name="gr8" draw:text-style-name="P13" draw:layer="layout" svg:width="2.832cm" svg:height="1.013cm" svg:x="4.964cm" svg:y="13.517cm">
            <text:p text:style-name="P8"><text:span text:style-name="T4">Design deskop and web ap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63">
            <draw:custom-shape draw:name="Oval 364" draw:style-name="gr12" draw:text-style-name="P12" draw:layer="layout" svg:width="0.455cm" svg:height="0.329cm" svg:x="6.212cm" svg:y="13.0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65" draw:style-name="gr12" draw:text-style-name="P12" draw:layer="layout" svg:width="0.303cm" svg:height="0.219cm" svg:x="6.416cm" svg:y="13.06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146cm" svg:x="6.438cm" svg:y="13.119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360">
          <draw:custom-shape draw:name="Rectangle 1" draw:style-name="gr18" draw:text-style-name="P15" draw:layer="layout" svg:width="3.28cm" svg:height="2.223cm" svg:x="7.8cm" svg:y="15.4cm">
            <text:p/>
            <draw:enhanced-geometry draw:mirror-horizontal="false" draw:mirror-vertical="false" svg:viewBox="0 0 0 0" drawooo:sub-view-size="4235395 4162644" draw:text-areas="0 0 ?f0 ?f1" draw:type="ooxml-non-primitive" draw:enhanced-path="M 4235395 0 L 4235395 4019636 140197 4162644 0 147903 Z N">
              <draw:equation draw:name="f0" draw:formula="logwidth"/>
              <draw:equation draw:name="f1" draw:formula="logheight"/>
            </draw:enhanced-geometry>
          </draw:custom-shape>
          <draw:custom-shape draw:name="TextBox 362" draw:style-name="gr8" draw:text-style-name="P13" draw:layer="layout" svg:width="2.832cm" svg:height="1.52cm" svg:x="8.044cm" svg:y="15.917cm">
            <text:p text:style-name="P8"><text:span text:style-name="T4">Web and desktop app cod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63">
            <draw:custom-shape draw:name="Oval 364" draw:style-name="gr12" draw:text-style-name="P12" draw:layer="layout" svg:width="0.455cm" svg:height="0.329cm" svg:x="9.292cm" svg:y="15.4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65" draw:style-name="gr12" draw:text-style-name="P12" draw:layer="layout" svg:width="0.303cm" svg:height="0.219cm" svg:x="9.496cm" svg:y="15.46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146cm" svg:x="9.518cm" svg:y="15.519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86">
          <draw:custom-shape draw:name="Flowchart: Process 42" draw:style-name="gr19" draw:text-style-name="P14" draw:layer="layout" svg:width="2.539cm" svg:height="2.258cm" svg:x="12.4cm" svg:y="13.822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73" draw:style-name="gr8" draw:text-style-name="P4" draw:layer="layout" svg:width="2.375cm" svg:height="1.52cm" svg:x="12.482cm" svg:y="14.604cm">
            <text:p text:style-name="P3"><text:span text:style-name="T4">Data selection</text:span></text:p>
            <text:p text:style-name="P3"><text:span text:style-name="T4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17">
            <draw:custom-shape draw:name="Oval 318" draw:style-name="gr20" draw:text-style-name="P10" draw:layer="layout" svg:width="0.455cm" svg:height="0.564cm" svg:x="13.459cm" svg:y="13.83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19" draw:style-name="gr21" draw:text-style-name="P10" draw:layer="layout" svg:width="0.303cm" svg:height="0.376cm" svg:x="13.663cm" svg:y="13.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51cm" svg:x="13.684cm" svg:y="13.893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12">
          <draw:custom-shape draw:name="Flowchart: Process 42" draw:style-name="gr22" draw:text-style-name="P11" draw:layer="layout" svg:width="3.146cm" svg:height="3.065cm" svg:x="16cm" svg:y="10.135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184">
            <draw:custom-shape draw:name="Oval 186" draw:style-name="gr16" draw:text-style-name="P12" draw:layer="layout" svg:width="0.455cm" svg:height="0.477cm" svg:x="17.329cm" svg:y="10.35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87" draw:style-name="gr12" draw:text-style-name="P12" draw:layer="layout" svg:width="0.303cm" svg:height="0.318cm" svg:x="17.534cm" svg:y="10.3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7.555cm" svg:y="10.405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185" draw:style-name="gr23" draw:text-style-name="P13" draw:layer="layout" svg:width="2.793cm" svg:height="1.013cm" svg:x="16.185cm" svg:y="10.834cm">
            <text:p text:style-name="P8"><text:span text:style-name="T4">Data Integ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6">
          <draw:custom-shape draw:name="Flowchart: Process 42" draw:style-name="gr22" draw:text-style-name="P11" draw:layer="layout" svg:width="3.146cm" svg:height="3.065cm" svg:x="16.054cm" svg:y="4.735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198">
            <draw:custom-shape draw:name="Oval 200" draw:style-name="gr16" draw:text-style-name="P12" draw:layer="layout" svg:width="0.455cm" svg:height="0.477cm" svg:x="17.383cm" svg:y="4.95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1" draw:style-name="gr12" draw:text-style-name="P12" draw:layer="layout" svg:width="0.303cm" svg:height="0.318cm" svg:x="17.588cm" svg:y="4.92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7.609cm" svg:y="5.005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199" draw:style-name="gr8" draw:text-style-name="P13" draw:layer="layout" svg:width="2.793cm" svg:height="1.52cm" svg:x="16.239cm" svg:y="5.433cm">
            <text:p text:style-name="P8"><text:span text:style-name="T4">Design a simple web protoype</text:span></text:p>
            <text:p text:style-name="P8"><text:span text:style-name="T4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1T19">
        <draw:custom-shape draw:name="Rectangle 1" draw:style-name="gr25" draw:text-style-name="P5" draw:layer="layout" svg:width="3.809cm" svg:height="8.254cm" svg:x="0.762cm" svg:y="4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6" draw:text-style-name="P5" draw:layer="layout" svg:width="6.98cm" svg:height="8.203cm" svg:x="4.572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7" draw:text-style-name="P5" draw:layer="layout" svg:width="4.063cm" svg:height="8.254cm" svg:x="11.553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7" draw:text-style-name="P5" draw:layer="layout" svg:width="4.063cm" svg:height="8.254cm" svg:x="15.617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8" draw:text-style-name="P17" draw:layer="layout" svg:width="3.809cm" svg:height="2.116cm" svg:x="0.762cm" svg:y="2.328cm">
          <text:p text:style-name="P3"><text:span text:style-name="T3">St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9" draw:text-style-name="P17" draw:layer="layout" svg:width="6.98cm" svg:height="2.116cm" svg:x="4.572cm" svg:y="2.328cm">
          <text:p text:style-name="P3"><text:span text:style-name="T3">To 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0" draw:text-style-name="P17" draw:layer="layout" svg:width="4.063cm" svg:height="2.116cm" svg:x="11.553cm" svg:y="2.328cm">
          <text:p text:style-name="P3"><text:span text:style-name="T3">In Prog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1" draw:text-style-name="P17" draw:layer="layout" svg:width="4.063cm" svg:height="2.116cm" svg:x="15.617cm" svg:y="2.328cm">
          <text:p text:style-name="P3"><text:span text:style-name="T3">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0" draw:style-name="gr32" draw:text-style-name="P5" draw:layer="layout" svg:width="5.079cm" svg:height="8.254cm" svg:x="19.681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1" draw:style-name="gr33" draw:text-style-name="P17" draw:layer="layout" svg:width="5.079cm" svg:height="2.116cm" svg:x="19.681cm" svg:y="2.328cm">
          <text:p text:style-name="P3"><text:span text:style-name="T3">D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34" draw:text-style-name="P5" draw:layer="layout" svg:width="3.809cm" svg:height="5.502cm" svg:x="0.762cm" svg:y="12.6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35" draw:text-style-name="P5" draw:layer="layout" svg:width="6.98cm" svg:height="6.402cm" svg:x="4.571cm" svg:y="12.6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36" draw:text-style-name="P5" draw:layer="layout" svg:width="4.063cm" svg:height="5.502cm" svg:x="11.55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5" draw:style-name="gr36" draw:text-style-name="P5" draw:layer="layout" svg:width="4.063cm" svg:height="5.502cm" svg:x="15.617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6" draw:style-name="gr37" draw:text-style-name="P5" draw:layer="layout" svg:width="5.079cm" svg:height="5.502cm" svg:x="19.681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>
          <draw:custom-shape draw:name="Flowchart: Process 42" draw:style-name="gr22" draw:text-style-name="P11" draw:layer="layout" svg:width="3.146cm" svg:height="3.065cm" svg:x="4.868cm" svg:y="4.651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184">
            <draw:custom-shape draw:name="Oval 186" draw:style-name="gr16" draw:text-style-name="P12" draw:layer="layout" svg:width="0.455cm" svg:height="0.477cm" svg:x="6.197cm" svg:y="4.87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87" draw:style-name="gr12" draw:text-style-name="P12" draw:layer="layout" svg:width="0.303cm" svg:height="0.318cm" svg:x="6.402cm" svg:y="4.84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6.423cm" svg:y="4.921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185" draw:style-name="gr38" draw:text-style-name="P13" draw:layer="layout" svg:width="2.793cm" svg:height="2.029cm" svg:x="5.053cm" svg:y="5.35cm">
            <text:p text:style-name="P8"><text:span text:style-name="T4">This is a sample text. Replace it with your own tex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9">
          <draw:custom-shape draw:name="Flowchart: Process 42" draw:style-name="gr22" draw:text-style-name="P11" draw:layer="layout" svg:width="3.146cm" svg:height="3.065cm" svg:x="8.206cm" svg:y="4.651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191">
            <draw:custom-shape draw:name="Oval 193" draw:style-name="gr16" draw:text-style-name="P12" draw:layer="layout" svg:width="0.455cm" svg:height="0.477cm" svg:x="9.535cm" svg:y="4.87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94" draw:style-name="gr12" draw:text-style-name="P12" draw:layer="layout" svg:width="0.303cm" svg:height="0.318cm" svg:x="9.739cm" svg:y="4.84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9.761cm" svg:y="4.921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192" draw:style-name="gr39" draw:text-style-name="P13" draw:layer="layout" svg:width="2.793cm" svg:height="2.029cm" svg:x="8.391cm" svg:y="5.35cm">
            <text:p text:style-name="P8"><text:span text:style-name="T4">This is a sample text. Replace it with your own tex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6">
          <draw:custom-shape draw:name="Flowchart: Process 42" draw:style-name="gr22" draw:text-style-name="P11" draw:layer="layout" svg:width="3.146cm" svg:height="3.065cm" svg:x="4.868cm" svg:y="8.364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198">
            <draw:custom-shape draw:name="Oval 200" draw:style-name="gr16" draw:text-style-name="P12" draw:layer="layout" svg:width="0.455cm" svg:height="0.477cm" svg:x="6.197cm" svg:y="8.58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1" draw:style-name="gr12" draw:text-style-name="P12" draw:layer="layout" svg:width="0.303cm" svg:height="0.318cm" svg:x="6.402cm" svg:y="8.55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6.423cm" svg:y="8.634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199" draw:style-name="gr40" draw:text-style-name="P13" draw:layer="layout" svg:width="2.793cm" svg:height="2.029cm" svg:x="5.053cm" svg:y="9.062cm">
            <text:p text:style-name="P8"><text:span text:style-name="T4">This is a sample text. Replace it with your own tex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3">
          <draw:custom-shape draw:name="Flowchart: Process 42" draw:style-name="gr22" draw:text-style-name="P11" draw:layer="layout" svg:width="3.146cm" svg:height="3.065cm" svg:x="8.206cm" svg:y="8.364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205">
            <draw:custom-shape draw:name="Oval 207" draw:style-name="gr16" draw:text-style-name="P12" draw:layer="layout" svg:width="0.455cm" svg:height="0.477cm" svg:x="9.535cm" svg:y="8.58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8" draw:style-name="gr12" draw:text-style-name="P12" draw:layer="layout" svg:width="0.303cm" svg:height="0.318cm" svg:x="9.739cm" svg:y="8.55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9.761cm" svg:y="8.634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206" draw:style-name="gr41" draw:text-style-name="P13" draw:layer="layout" svg:width="2.793cm" svg:height="2.029cm" svg:x="8.391cm" svg:y="9.062cm">
            <text:p text:style-name="P8"><text:span text:style-name="T4">This is a sample text. Replace it with your own tex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lowchart: Process 42" draw:style-name="gr42" draw:text-style-name="P7" draw:layer="layout" svg:width="2.539cm" svg:height="1.951cm" svg:x="7.836cm" svg:y="13.076cm">
          <text:p/>
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<draw:equation draw:name="f0" draw:formula="0*logwidth/10000"/>
            <draw:equation draw:name="f1" draw:formula="0*logheight/10000"/>
            <draw:equation draw:name="f2" draw:formula="10000*logwidth/10000"/>
            <draw:equation draw:name="f3" draw:formula="0*logheight/10000"/>
            <draw:equation draw:name="f4" draw:formula="10000*logwidth/10000"/>
            <draw:equation draw:name="f5" draw:formula="10000*logheight/10000"/>
            <draw:equation draw:name="f6" draw:formula="0*logwidth/10000"/>
            <draw:equation draw:name="f7" draw:formula="10000*logheight/10000"/>
            <draw:equation draw:name="f8" draw:formula="0*logwidth/10000"/>
            <draw:equation draw:name="f9" draw:formula="0*logheight/10000"/>
            <draw:equation draw:name="f10" draw:formula="0*logwidth/10000"/>
            <draw:equation draw:name="f11" draw:formula="0*logheight/10000"/>
            <draw:equation draw:name="f12" draw:formula="10000*logwidth/10000"/>
            <draw:equation draw:name="f13" draw:formula="0*logheight/10000"/>
            <draw:equation draw:name="f14" draw:formula="10000*logwidth/10000"/>
            <draw:equation draw:name="f15" draw:formula="10000*logheight/10000"/>
            <draw:equation draw:name="f16" draw:formula="0*logwidth/10000"/>
            <draw:equation draw:name="f17" draw:formula="10000*logheight/10000"/>
            <draw:equation draw:name="f18" draw:formula="0*logwidth/10000"/>
            <draw:equation draw:name="f19" draw:formula="0*logheight/10000"/>
            <draw:equation draw:name="f20" draw:formula="0*logwidth/10000"/>
            <draw:equation draw:name="f21" draw:formula="0*logheight/10000"/>
            <draw:equation draw:name="f22" draw:formula="10000*logwidth/10000"/>
            <draw:equation draw:name="f23" draw:formula="0*logheight/10000"/>
            <draw:equation draw:name="f24" draw:formula="10000*logwidth/10000"/>
            <draw:equation draw:name="f25" draw:formula="10000*logheight/10000"/>
            <draw:equation draw:name="f26" draw:formula="0*logwidth/10000"/>
            <draw:equation draw:name="f27" draw:formula="10000*logheight/10000"/>
            <draw:equation draw:name="f28" draw:formula="0*logwidth/10000"/>
            <draw:equation draw:name="f29" draw:formula="0*logheight/10000"/>
            <draw:equation draw:name="f30" draw:formula="0*logwidth/10000"/>
            <draw:equation draw:name="f31" draw:formula="0*logheight/10000"/>
            <draw:equation draw:name="f32" draw:formula="10000*logwidth/10000"/>
            <draw:equation draw:name="f33" draw:formula="0*logheight/10000"/>
            <draw:equation draw:name="f34" draw:formula="10000*logwidth/10000"/>
            <draw:equation draw:name="f35" draw:formula="10000*logheight/10000"/>
            <draw:equation draw:name="f36" draw:formula="0*logwidth/10000"/>
            <draw:equation draw:name="f37" draw:formula="10000*logheight/10000"/>
            <draw:equation draw:name="f38" draw:formula="0*logwidth/10000"/>
            <draw:equation draw:name="f39" draw:formula="0*logheight/10000"/>
            <draw:equation draw:name="f40" draw:formula="0*logwidth/10000"/>
            <draw:equation draw:name="f41" draw:formula="0*logheight/10000"/>
            <draw:equation draw:name="f42" draw:formula="10000*logwidth/10000"/>
            <draw:equation draw:name="f43" draw:formula="0*logheight/10000"/>
            <draw:equation draw:name="f44" draw:formula="10000*logwidth/10000"/>
            <draw:equation draw:name="f45" draw:formula="10000*logheight/10000"/>
            <draw:equation draw:name="f46" draw:formula="0*logwidth/10000"/>
            <draw:equation draw:name="f47" draw:formula="10000*logheight/10000"/>
            <draw:equation draw:name="f48" draw:formula="0*logwidth/10000"/>
            <draw:equation draw:name="f49" draw:formula="0*logheight/10000"/>
            <draw:equation draw:name="f50" draw:formula="0*logwidth/10000"/>
            <draw:equation draw:name="f51" draw:formula="0*logheight/10000"/>
            <draw:equation draw:name="f52" draw:formula="10000*logwidth/10000"/>
            <draw:equation draw:name="f53" draw:formula="0*logheight/10000"/>
            <draw:equation draw:name="f54" draw:formula="10000*logwidth/10000"/>
            <draw:equation draw:name="f55" draw:formula="10000*logheight/10000"/>
            <draw:equation draw:name="f56" draw:formula="0*logwidth/10000"/>
            <draw:equation draw:name="f57" draw:formula="10000*logheight/10000"/>
            <draw:equation draw:name="f58" draw:formula="0*logwidth/10000"/>
            <draw:equation draw:name="f59" draw:formula="0*logheight/10000"/>
            <draw:equation draw:name="f60" draw:formula="0*logwidth/10000"/>
            <draw:equation draw:name="f61" draw:formula="0*logheight/10000"/>
            <draw:equation draw:name="f62" draw:formula="10000*logwidth/10000"/>
            <draw:equation draw:name="f63" draw:formula="0*logheight/10000"/>
            <draw:equation draw:name="f64" draw:formula="10000*logwidth/10000"/>
            <draw:equation draw:name="f65" draw:formula="10000*logheight/10000"/>
            <draw:equation draw:name="f66" draw:formula="0*logwidth/10000"/>
            <draw:equation draw:name="f67" draw:formula="10000*logheight/10000"/>
            <draw:equation draw:name="f68" draw:formula="0*logwidth/10000"/>
            <draw:equation draw:name="f69" draw:formula="0*logheight/10000"/>
            <draw:equation draw:name="f70" draw:formula="0*logwidth/10000"/>
            <draw:equation draw:name="f71" draw:formula="0*logheight/10000"/>
            <draw:equation draw:name="f72" draw:formula="10000*logwidth/10000"/>
            <draw:equation draw:name="f73" draw:formula="0*logheight/10000"/>
            <draw:equation draw:name="f74" draw:formula="10000*logwidth/10000"/>
            <draw:equation draw:name="f75" draw:formula="10000*logheight/10000"/>
            <draw:equation draw:name="f76" draw:formula="0*logwidth/10000"/>
            <draw:equation draw:name="f77" draw:formula="10000*logheight/10000"/>
            <draw:equation draw:name="f78" draw:formula="0*logwidth/10000"/>
            <draw:equation draw:name="f79" draw:formula="0*logheight/10000"/>
            <draw:equation draw:name="f80" draw:formula="0*logwidth/10018"/>
            <draw:equation draw:name="f81" draw:formula="0*logheight/10000"/>
            <draw:equation draw:name="f82" draw:formula="10000*logwidth/10018"/>
            <draw:equation draw:name="f83" draw:formula="0*logheight/10000"/>
            <draw:equation draw:name="f84" draw:formula="10000*logwidth/10018"/>
            <draw:equation draw:name="f85" draw:formula="10000*logheight/10000"/>
            <draw:equation draw:name="f86" draw:formula="0*logwidth/10018"/>
            <draw:equation draw:name="f87" draw:formula="10000*logheight/10000"/>
            <draw:equation draw:name="f88" draw:formula="0*logwidth/10018"/>
            <draw:equation draw:name="f89" draw:formula="0*logheight/10000"/>
            <draw:equation draw:name="f90" draw:formula="0*logwidth/10018"/>
            <draw:equation draw:name="f91" draw:formula="0*logheight/10000"/>
            <draw:equation draw:name="f92" draw:formula="10000*logwidth/10018"/>
            <draw:equation draw:name="f93" draw:formula="0*logheight/10000"/>
            <draw:equation draw:name="f94" draw:formula="10000*logwidth/10018"/>
            <draw:equation draw:name="f95" draw:formula="10000*logheight/10000"/>
            <draw:equation draw:name="f96" draw:formula="0*logwidth/10018"/>
            <draw:equation draw:name="f97" draw:formula="10000*logheight/10000"/>
            <draw:equation draw:name="f98" draw:formula="0*logwidth/10018"/>
            <draw:equation draw:name="f99" draw:formula="0*logheight/10000"/>
            <draw:equation draw:name="f100" draw:formula="0*logwidth/10018"/>
            <draw:equation draw:name="f101" draw:formula="0*logheight/10000"/>
            <draw:equation draw:name="f102" draw:formula="10000*logwidth/10018"/>
            <draw:equation draw:name="f103" draw:formula="0*logheight/10000"/>
            <draw:equation draw:name="f104" draw:formula="10000*logwidth/10018"/>
            <draw:equation draw:name="f105" draw:formula="10000*logheight/10000"/>
            <draw:equation draw:name="f106" draw:formula="0*logwidth/10018"/>
            <draw:equation draw:name="f107" draw:formula="10000*logheight/10000"/>
            <draw:equation draw:name="f108" draw:formula="0*logwidth/10018"/>
            <draw:equation draw:name="f109" draw:formula="0*logheight/10000"/>
            <draw:equation draw:name="f110" draw:formula="0*logwidth/10071"/>
            <draw:equation draw:name="f111" draw:formula="0*logheight/10000"/>
            <draw:equation draw:name="f112" draw:formula="10000*logwidth/10071"/>
            <draw:equation draw:name="f113" draw:formula="0*logheight/10000"/>
            <draw:equation draw:name="f114" draw:formula="10000*logwidth/10071"/>
            <draw:equation draw:name="f115" draw:formula="10000*logheight/10000"/>
            <draw:equation draw:name="f116" draw:formula="0*logwidth/10071"/>
            <draw:equation draw:name="f117" draw:formula="10000*logheight/10000"/>
            <draw:equation draw:name="f118" draw:formula="0*logwidth/10071"/>
            <draw:equation draw:name="f119" draw:formula="0*logheight/10000"/>
            <draw:equation draw:name="f120" draw:formula="0*logwidth/10064"/>
            <draw:equation draw:name="f121" draw:formula="0*logheight/10000"/>
            <draw:equation draw:name="f122" draw:formula="10000*logwidth/10064"/>
            <draw:equation draw:name="f123" draw:formula="0*logheight/10000"/>
            <draw:equation draw:name="f124" draw:formula="10000*logwidth/10064"/>
            <draw:equation draw:name="f125" draw:formula="10000*logheight/10000"/>
            <draw:equation draw:name="f126" draw:formula="0*logwidth/10064"/>
            <draw:equation draw:name="f127" draw:formula="10000*logheight/10000"/>
            <draw:equation draw:name="f128" draw:formula="0*logwidth/10064"/>
            <draw:equation draw:name="f129" draw:formula="0*logheight/10000"/>
            <draw:equation draw:name="f130" draw:formula="0*logwidth/10064"/>
            <draw:equation draw:name="f131" draw:formula="0*logheight/10000"/>
            <draw:equation draw:name="f132" draw:formula="10000*logwidth/10064"/>
            <draw:equation draw:name="f133" draw:formula="0*logheight/10000"/>
            <draw:equation draw:name="f134" draw:formula="10000*logwidth/10064"/>
            <draw:equation draw:name="f135" draw:formula="10000*logheight/10000"/>
            <draw:equation draw:name="f136" draw:formula="0*logwidth/10064"/>
            <draw:equation draw:name="f137" draw:formula="10000*logheight/10000"/>
            <draw:equation draw:name="f138" draw:formula="0*logwidth/10064"/>
            <draw:equation draw:name="f139" draw:formula="0*logheight/10000"/>
            <draw:equation draw:name="f140" draw:formula="0*logwidth/10064"/>
            <draw:equation draw:name="f141" draw:formula="0*logheight/10000"/>
            <draw:equation draw:name="f142" draw:formula="10000*logwidth/10064"/>
            <draw:equation draw:name="f143" draw:formula="0*logheight/10000"/>
            <draw:equation draw:name="f144" draw:formula="10000*logwidth/10064"/>
            <draw:equation draw:name="f145" draw:formula="10000*logheight/10000"/>
            <draw:equation draw:name="f146" draw:formula="0*logwidth/10064"/>
            <draw:equation draw:name="f147" draw:formula="10000*logheight/10000"/>
            <draw:equation draw:name="f148" draw:formula="0*logwidth/10064"/>
            <draw:equation draw:name="f149" draw:formula="0*logheight/10000"/>
            <draw:equation draw:name="f150" draw:formula="0*logwidth/10064"/>
            <draw:equation draw:name="f151" draw:formula="0*logheight/10000"/>
            <draw:equation draw:name="f152" draw:formula="10000*logwidth/10064"/>
            <draw:equation draw:name="f153" draw:formula="0*logheight/10000"/>
            <draw:equation draw:name="f154" draw:formula="10000*logwidth/10064"/>
            <draw:equation draw:name="f155" draw:formula="10000*logheight/10000"/>
            <draw:equation draw:name="f156" draw:formula="0*logwidth/10064"/>
            <draw:equation draw:name="f157" draw:formula="10000*logheight/10000"/>
            <draw:equation draw:name="f158" draw:formula="0*logwidth/10064"/>
            <draw:equation draw:name="f159" draw:formula="0*logheight/10000"/>
            <draw:equation draw:name="f160" draw:formula="0*logwidth/10064"/>
            <draw:equation draw:name="f161" draw:formula="0*logheight/10000"/>
            <draw:equation draw:name="f162" draw:formula="10000*logwidth/10064"/>
            <draw:equation draw:name="f163" draw:formula="0*logheight/10000"/>
            <draw:equation draw:name="f164" draw:formula="10000*logwidth/10064"/>
            <draw:equation draw:name="f165" draw:formula="10000*logheight/10000"/>
            <draw:equation draw:name="f166" draw:formula="0*logwidth/10064"/>
            <draw:equation draw:name="f167" draw:formula="10000*logheight/10000"/>
            <draw:equation draw:name="f168" draw:formula="0*logwidth/10064"/>
            <draw:equation draw:name="f169" draw:formula="0*logheight/10000"/>
            <draw:equation draw:name="f170" draw:formula="logwidth"/>
            <draw:equation draw:name="f171" draw:formula="logheight"/>
          </draw:enhanced-geometry>
        </draw:custom-shape>
        <draw:custom-shape draw:name="TextBox 219" draw:style-name="gr43" draw:text-style-name="P4" draw:layer="layout" svg:width="2.539cm" svg:height="1.015cm" svg:x="7.836cm" svg:y="13.758cm">
          <text:p text:style-name="P3"><text:span text:style-name="T4">This is a sample tex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0">
          <draw:custom-shape draw:name="Oval 221" draw:style-name="gr44" draw:text-style-name="P10" draw:layer="layout" svg:width="0.455cm" svg:height="0.477cm" svg:x="8.89cm" svg:y="13.1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22" draw:style-name="gr9" draw:text-style-name="P10" draw:layer="layout" svg:width="0.303cm" svg:height="0.318cm" svg:x="9.094cm" svg:y="13.12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0" draw:text-style-name="P5" draw:layer="layout" svg:width="0.219cm" svg:height="0.212cm" svg:x="9.116cm" svg:y="13.203cm">
            <text:p/>
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<draw:equation draw:name="f0" draw:formula="189017*logwidth/1045863"/>
              <draw:equation draw:name="f1" draw:formula="0*logheight/1103312"/>
              <draw:equation draw:name="f2" draw:formula="97056*logwidth/1045863"/>
              <draw:equation draw:name="f3" draw:formula="259496*logheight/1103312"/>
              <draw:equation draw:name="f4" draw:formula="828576*logwidth/1045863"/>
              <draw:equation draw:name="f5" draw:formula="991016*logheight/1103312"/>
              <draw:equation draw:name="f6" draw:formula="1045863*logwidth/1045863"/>
              <draw:equation draw:name="f7" draw:formula="954468*logheight/1103312"/>
              <draw:equation draw:name="f8" draw:formula="640080*logwidth/1045863"/>
              <draw:equation draw:name="f9" draw:formula="1103312*logheight/1103312"/>
              <draw:equation draw:name="f10" draw:formula="0*logwidth/1045863"/>
              <draw:equation draw:name="f11" draw:formula="463232*logheight/1103312"/>
              <draw:equation draw:name="f12" draw:formula="189017*logwidth/1045863"/>
              <draw:equation draw:name="f13" draw:formula="0*logheight/1103312"/>
              <draw:equation draw:name="f14" draw:formula="189017*logwidth/1045863"/>
              <draw:equation draw:name="f15" draw:formula="0*logheight/1103312"/>
              <draw:equation draw:name="f16" draw:formula="482067*logwidth/1045863"/>
              <draw:equation draw:name="f17" draw:formula="800917*logheight/1103312"/>
              <draw:equation draw:name="f18" draw:formula="828576*logwidth/1045863"/>
              <draw:equation draw:name="f19" draw:formula="991016*logheight/1103312"/>
              <draw:equation draw:name="f20" draw:formula="1045863*logwidth/1045863"/>
              <draw:equation draw:name="f21" draw:formula="954468*logheight/1103312"/>
              <draw:equation draw:name="f22" draw:formula="640080*logwidth/1045863"/>
              <draw:equation draw:name="f23" draw:formula="1103312*logheight/1103312"/>
              <draw:equation draw:name="f24" draw:formula="0*logwidth/1045863"/>
              <draw:equation draw:name="f25" draw:formula="463232*logheight/1103312"/>
              <draw:equation draw:name="f26" draw:formula="189017*logwidth/1045863"/>
              <draw:equation draw:name="f27" draw:formula="0*logheight/1103312"/>
              <draw:equation draw:name="f28" draw:formula="189017*logwidth/1045863"/>
              <draw:equation draw:name="f29" draw:formula="0*logheight/1103312"/>
              <draw:equation draw:name="f30" draw:formula="482067*logwidth/1045863"/>
              <draw:equation draw:name="f31" draw:formula="800917*logheight/1103312"/>
              <draw:equation draw:name="f32" draw:formula="1045863*logwidth/1045863"/>
              <draw:equation draw:name="f33" draw:formula="954468*logheight/1103312"/>
              <draw:equation draw:name="f34" draw:formula="640080*logwidth/1045863"/>
              <draw:equation draw:name="f35" draw:formula="1103312*logheight/1103312"/>
              <draw:equation draw:name="f36" draw:formula="0*logwidth/1045863"/>
              <draw:equation draw:name="f37" draw:formula="463232*logheight/1103312"/>
              <draw:equation draw:name="f38" draw:formula="189017*logwidth/1045863"/>
              <draw:equation draw:name="f39" draw:formula="0*logheight/1103312"/>
              <draw:equation draw:name="f40" draw:formula="189017*logwidth/1178210"/>
              <draw:equation draw:name="f41" draw:formula="0*logheight/1103312"/>
              <draw:equation draw:name="f42" draw:formula="482067*logwidth/1178210"/>
              <draw:equation draw:name="f43" draw:formula="800917*logheight/1103312"/>
              <draw:equation draw:name="f44" draw:formula="1178210*logwidth/1178210"/>
              <draw:equation draw:name="f45" draw:formula="810089*logheight/1103312"/>
              <draw:equation draw:name="f46" draw:formula="640080*logwidth/1178210"/>
              <draw:equation draw:name="f47" draw:formula="1103312*logheight/1103312"/>
              <draw:equation draw:name="f48" draw:formula="0*logwidth/1178210"/>
              <draw:equation draw:name="f49" draw:formula="463232*logheight/1103312"/>
              <draw:equation draw:name="f50" draw:formula="189017*logwidth/1178210"/>
              <draw:equation draw:name="f51" draw:formula="0*logheight/1103312"/>
              <draw:equation draw:name="f52" draw:formula="189017*logwidth/1178210"/>
              <draw:equation draw:name="f53" draw:formula="0*logheight/1103312"/>
              <draw:equation draw:name="f54" draw:formula="494099*logwidth/1178210"/>
              <draw:equation draw:name="f55" draw:formula="596381*logheight/1103312"/>
              <draw:equation draw:name="f56" draw:formula="1178210*logwidth/1178210"/>
              <draw:equation draw:name="f57" draw:formula="810089*logheight/1103312"/>
              <draw:equation draw:name="f58" draw:formula="640080*logwidth/1178210"/>
              <draw:equation draw:name="f59" draw:formula="1103312*logheight/1103312"/>
              <draw:equation draw:name="f60" draw:formula="0*logwidth/1178210"/>
              <draw:equation draw:name="f61" draw:formula="463232*logheight/1103312"/>
              <draw:equation draw:name="f62" draw:formula="189017*logwidth/1178210"/>
              <draw:equation draw:name="f63" draw:formula="0*logheight/1103312"/>
              <draw:equation draw:name="f64" draw:formula="2404*logwidth/991597"/>
              <draw:equation draw:name="f65" draw:formula="8836*logheight/1112148"/>
              <draw:equation draw:name="f66" draw:formula="307486*logwidth/991597"/>
              <draw:equation draw:name="f67" draw:formula="605217*logheight/1112148"/>
              <draw:equation draw:name="f68" draw:formula="991597*logwidth/991597"/>
              <draw:equation draw:name="f69" draw:formula="818925*logheight/1112148"/>
              <draw:equation draw:name="f70" draw:formula="453467*logwidth/991597"/>
              <draw:equation draw:name="f71" draw:formula="1112148*logheight/1112148"/>
              <draw:equation draw:name="f72" draw:formula="2404*logwidth/991597"/>
              <draw:equation draw:name="f73" draw:formula="8836*logheight/1112148"/>
              <draw:equation draw:name="f74" draw:formula="2404*logwidth/991597"/>
              <draw:equation draw:name="f75" draw:formula="8836*logheight/887846"/>
              <draw:equation draw:name="f76" draw:formula="307486*logwidth/991597"/>
              <draw:equation draw:name="f77" draw:formula="605217*logheight/887846"/>
              <draw:equation draw:name="f78" draw:formula="991597*logwidth/991597"/>
              <draw:equation draw:name="f79" draw:formula="818925*logheight/887846"/>
              <draw:equation draw:name="f80" draw:formula="104551*logwidth/991597"/>
              <draw:equation draw:name="f81" draw:formula="883548*logheight/887846"/>
              <draw:equation draw:name="f82" draw:formula="2404*logwidth/991597"/>
              <draw:equation draw:name="f83" draw:formula="8836*logheight/887846"/>
              <draw:equation draw:name="f84" draw:formula="118779*logwidth/1107972"/>
              <draw:equation draw:name="f85" draw:formula="8836*logheight/1021343"/>
              <draw:equation draw:name="f86" draw:formula="423861*logwidth/1107972"/>
              <draw:equation draw:name="f87" draw:formula="605217*logheight/1021343"/>
              <draw:equation draw:name="f88" draw:formula="1107972*logwidth/1107972"/>
              <draw:equation draw:name="f89" draw:formula="818925*logheight/1021343"/>
              <draw:equation draw:name="f90" draw:formula="220926*logwidth/1107972"/>
              <draw:equation draw:name="f91" draw:formula="883548*logheight/1021343"/>
              <draw:equation draw:name="f92" draw:formula="118779*logwidth/1107972"/>
              <draw:equation draw:name="f93" draw:formula="8836*logheight/1021343"/>
              <draw:equation draw:name="f94" draw:formula="118779*logwidth/1107972"/>
              <draw:equation draw:name="f95" draw:formula="11180*logheight/1023687"/>
              <draw:equation draw:name="f96" draw:formula="423861*logwidth/1107972"/>
              <draw:equation draw:name="f97" draw:formula="607561*logheight/1023687"/>
              <draw:equation draw:name="f98" draw:formula="1107972*logwidth/1107972"/>
              <draw:equation draw:name="f99" draw:formula="821269*logheight/1023687"/>
              <draw:equation draw:name="f100" draw:formula="220926*logwidth/1107972"/>
              <draw:equation draw:name="f101" draw:formula="885892*logheight/1023687"/>
              <draw:equation draw:name="f102" draw:formula="118779*logwidth/1107972"/>
              <draw:equation draw:name="f103" draw:formula="11180*logheight/1023687"/>
              <draw:equation draw:name="f104" draw:formula="logwidth"/>
              <draw:equation draw:name="f105" draw:formula="logheight"/>
            </draw:enhanced-geometry>
          </draw:custom-shape>
        </draw:g>
        <draw:g draw:name="Group 241">
          <draw:custom-shape draw:name="Flowchart: Process 42" draw:style-name="gr45" draw:text-style-name="P11" draw:layer="layout" svg:width="2.539cm" svg:height="1.911cm" svg:x="4.95cm" svg:y="13.096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12" draw:style-name="gr46" draw:text-style-name="P4" draw:layer="layout" svg:width="2.375cm" svg:height="1.015cm" svg:x="5.032cm" svg:y="13.758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36">
            <draw:custom-shape draw:name="Oval 237" draw:style-name="gr16" draw:text-style-name="P12" draw:layer="layout" svg:width="0.455cm" svg:height="0.477cm" svg:x="6.043cm" svg:y="13.15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38" draw:style-name="gr12" draw:text-style-name="P12" draw:layer="layout" svg:width="0.303cm" svg:height="0.318cm" svg:x="6.247cm" svg:y="13.12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6.269cm" svg:y="13.203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242">
          <draw:custom-shape draw:name="Flowchart: Process 42" draw:style-name="gr45" draw:text-style-name="P11" draw:layer="layout" svg:width="2.539cm" svg:height="1.911cm" svg:x="4.95cm" svg:y="15.452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44" draw:style-name="gr47" draw:text-style-name="P4" draw:layer="layout" svg:width="2.375cm" svg:height="1.015cm" svg:x="5.032cm" svg:y="16.114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45">
            <draw:custom-shape draw:name="Oval 246" draw:style-name="gr16" draw:text-style-name="P12" draw:layer="layout" svg:width="0.455cm" svg:height="0.477cm" svg:x="6.043cm" svg:y="15.50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47" draw:style-name="gr12" draw:text-style-name="P12" draw:layer="layout" svg:width="0.303cm" svg:height="0.318cm" svg:x="6.247cm" svg:y="15.47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6.269cm" svg:y="15.558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249">
          <draw:custom-shape draw:name="Flowchart: Process 42" draw:style-name="gr45" draw:text-style-name="P11" draw:layer="layout" svg:width="2.539cm" svg:height="1.911cm" svg:x="8.418cm" svg:y="15.452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51" draw:style-name="gr48" draw:text-style-name="P4" draw:layer="layout" svg:width="2.375cm" svg:height="1.015cm" svg:x="8.499cm" svg:y="16.114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52">
            <draw:custom-shape draw:name="Oval 253" draw:style-name="gr16" draw:text-style-name="P12" draw:layer="layout" svg:width="0.455cm" svg:height="0.477cm" svg:x="9.511cm" svg:y="15.50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54" draw:style-name="gr12" draw:text-style-name="P12" draw:layer="layout" svg:width="0.303cm" svg:height="0.318cm" svg:x="9.715cm" svg:y="15.47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9.736cm" svg:y="15.558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83">
          <draw:custom-shape draw:name="Flowchart: Process 42" draw:style-name="gr49" draw:text-style-name="P14" draw:layer="layout" svg:width="2.539cm" svg:height="1.911cm" svg:x="12.745cm" svg:y="6.997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66" draw:style-name="gr50" draw:text-style-name="P4" draw:layer="layout" svg:width="2.375cm" svg:height="1.015cm" svg:x="12.827cm" svg:y="7.659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67">
            <draw:custom-shape draw:name="Oval 268" draw:style-name="gr16" draw:text-style-name="P12" draw:layer="layout" svg:width="0.455cm" svg:height="0.477cm" svg:x="13.838cm" svg:y="7.05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69" draw:style-name="gr12" draw:text-style-name="P12" draw:layer="layout" svg:width="0.303cm" svg:height="0.318cm" svg:x="14.042cm" svg:y="7.02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4.064cm" svg:y="7.103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278">
          <draw:custom-shape draw:name="Flowchart: Process 42" draw:style-name="gr49" draw:text-style-name="P14" draw:layer="layout" svg:width="2.539cm" svg:height="1.911cm" svg:x="12.794cm" svg:y="13.015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80" draw:style-name="gr51" draw:text-style-name="P4" draw:layer="layout" svg:width="2.375cm" svg:height="1.015cm" svg:x="12.876cm" svg:y="13.677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81">
            <draw:custom-shape draw:name="Oval 282" draw:style-name="gr16" draw:text-style-name="P12" draw:layer="layout" svg:width="0.455cm" svg:height="0.477cm" svg:x="13.887cm" svg:y="13.07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83" draw:style-name="gr12" draw:text-style-name="P12" draw:layer="layout" svg:width="0.303cm" svg:height="0.318cm" svg:x="14.091cm" svg:y="13.04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4.113cm" svg:y="13.121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custom-shape draw:name="Flowchart: Process 42" draw:style-name="gr52" draw:text-style-name="P7" draw:layer="layout" svg:width="2.539cm" svg:height="1.911cm" svg:x="16.087cm" svg:y="4.657cm">
          <text:p/>
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<draw:equation draw:name="f0" draw:formula="0*logwidth/10000"/>
            <draw:equation draw:name="f1" draw:formula="0*logheight/10000"/>
            <draw:equation draw:name="f2" draw:formula="10000*logwidth/10000"/>
            <draw:equation draw:name="f3" draw:formula="0*logheight/10000"/>
            <draw:equation draw:name="f4" draw:formula="10000*logwidth/10000"/>
            <draw:equation draw:name="f5" draw:formula="10000*logheight/10000"/>
            <draw:equation draw:name="f6" draw:formula="0*logwidth/10000"/>
            <draw:equation draw:name="f7" draw:formula="10000*logheight/10000"/>
            <draw:equation draw:name="f8" draw:formula="0*logwidth/10000"/>
            <draw:equation draw:name="f9" draw:formula="0*logheight/10000"/>
            <draw:equation draw:name="f10" draw:formula="0*logwidth/10000"/>
            <draw:equation draw:name="f11" draw:formula="0*logheight/10000"/>
            <draw:equation draw:name="f12" draw:formula="10000*logwidth/10000"/>
            <draw:equation draw:name="f13" draw:formula="0*logheight/10000"/>
            <draw:equation draw:name="f14" draw:formula="10000*logwidth/10000"/>
            <draw:equation draw:name="f15" draw:formula="10000*logheight/10000"/>
            <draw:equation draw:name="f16" draw:formula="0*logwidth/10000"/>
            <draw:equation draw:name="f17" draw:formula="10000*logheight/10000"/>
            <draw:equation draw:name="f18" draw:formula="0*logwidth/10000"/>
            <draw:equation draw:name="f19" draw:formula="0*logheight/10000"/>
            <draw:equation draw:name="f20" draw:formula="0*logwidth/10000"/>
            <draw:equation draw:name="f21" draw:formula="0*logheight/10000"/>
            <draw:equation draw:name="f22" draw:formula="10000*logwidth/10000"/>
            <draw:equation draw:name="f23" draw:formula="0*logheight/10000"/>
            <draw:equation draw:name="f24" draw:formula="10000*logwidth/10000"/>
            <draw:equation draw:name="f25" draw:formula="10000*logheight/10000"/>
            <draw:equation draw:name="f26" draw:formula="0*logwidth/10000"/>
            <draw:equation draw:name="f27" draw:formula="10000*logheight/10000"/>
            <draw:equation draw:name="f28" draw:formula="0*logwidth/10000"/>
            <draw:equation draw:name="f29" draw:formula="0*logheight/10000"/>
            <draw:equation draw:name="f30" draw:formula="0*logwidth/10000"/>
            <draw:equation draw:name="f31" draw:formula="0*logheight/10000"/>
            <draw:equation draw:name="f32" draw:formula="10000*logwidth/10000"/>
            <draw:equation draw:name="f33" draw:formula="0*logheight/10000"/>
            <draw:equation draw:name="f34" draw:formula="10000*logwidth/10000"/>
            <draw:equation draw:name="f35" draw:formula="10000*logheight/10000"/>
            <draw:equation draw:name="f36" draw:formula="0*logwidth/10000"/>
            <draw:equation draw:name="f37" draw:formula="10000*logheight/10000"/>
            <draw:equation draw:name="f38" draw:formula="0*logwidth/10000"/>
            <draw:equation draw:name="f39" draw:formula="0*logheight/10000"/>
            <draw:equation draw:name="f40" draw:formula="0*logwidth/10000"/>
            <draw:equation draw:name="f41" draw:formula="0*logheight/10000"/>
            <draw:equation draw:name="f42" draw:formula="10000*logwidth/10000"/>
            <draw:equation draw:name="f43" draw:formula="0*logheight/10000"/>
            <draw:equation draw:name="f44" draw:formula="10000*logwidth/10000"/>
            <draw:equation draw:name="f45" draw:formula="10000*logheight/10000"/>
            <draw:equation draw:name="f46" draw:formula="0*logwidth/10000"/>
            <draw:equation draw:name="f47" draw:formula="10000*logheight/10000"/>
            <draw:equation draw:name="f48" draw:formula="0*logwidth/10000"/>
            <draw:equation draw:name="f49" draw:formula="0*logheight/10000"/>
            <draw:equation draw:name="f50" draw:formula="0*logwidth/10000"/>
            <draw:equation draw:name="f51" draw:formula="0*logheight/10000"/>
            <draw:equation draw:name="f52" draw:formula="10000*logwidth/10000"/>
            <draw:equation draw:name="f53" draw:formula="0*logheight/10000"/>
            <draw:equation draw:name="f54" draw:formula="10000*logwidth/10000"/>
            <draw:equation draw:name="f55" draw:formula="10000*logheight/10000"/>
            <draw:equation draw:name="f56" draw:formula="0*logwidth/10000"/>
            <draw:equation draw:name="f57" draw:formula="10000*logheight/10000"/>
            <draw:equation draw:name="f58" draw:formula="0*logwidth/10000"/>
            <draw:equation draw:name="f59" draw:formula="0*logheight/10000"/>
            <draw:equation draw:name="f60" draw:formula="0*logwidth/10000"/>
            <draw:equation draw:name="f61" draw:formula="0*logheight/10000"/>
            <draw:equation draw:name="f62" draw:formula="10000*logwidth/10000"/>
            <draw:equation draw:name="f63" draw:formula="0*logheight/10000"/>
            <draw:equation draw:name="f64" draw:formula="10000*logwidth/10000"/>
            <draw:equation draw:name="f65" draw:formula="10000*logheight/10000"/>
            <draw:equation draw:name="f66" draw:formula="0*logwidth/10000"/>
            <draw:equation draw:name="f67" draw:formula="10000*logheight/10000"/>
            <draw:equation draw:name="f68" draw:formula="0*logwidth/10000"/>
            <draw:equation draw:name="f69" draw:formula="0*logheight/10000"/>
            <draw:equation draw:name="f70" draw:formula="0*logwidth/10000"/>
            <draw:equation draw:name="f71" draw:formula="0*logheight/10000"/>
            <draw:equation draw:name="f72" draw:formula="10000*logwidth/10000"/>
            <draw:equation draw:name="f73" draw:formula="0*logheight/10000"/>
            <draw:equation draw:name="f74" draw:formula="10000*logwidth/10000"/>
            <draw:equation draw:name="f75" draw:formula="10000*logheight/10000"/>
            <draw:equation draw:name="f76" draw:formula="0*logwidth/10000"/>
            <draw:equation draw:name="f77" draw:formula="10000*logheight/10000"/>
            <draw:equation draw:name="f78" draw:formula="0*logwidth/10000"/>
            <draw:equation draw:name="f79" draw:formula="0*logheight/10000"/>
            <draw:equation draw:name="f80" draw:formula="0*logwidth/10018"/>
            <draw:equation draw:name="f81" draw:formula="0*logheight/10000"/>
            <draw:equation draw:name="f82" draw:formula="10000*logwidth/10018"/>
            <draw:equation draw:name="f83" draw:formula="0*logheight/10000"/>
            <draw:equation draw:name="f84" draw:formula="10000*logwidth/10018"/>
            <draw:equation draw:name="f85" draw:formula="10000*logheight/10000"/>
            <draw:equation draw:name="f86" draw:formula="0*logwidth/10018"/>
            <draw:equation draw:name="f87" draw:formula="10000*logheight/10000"/>
            <draw:equation draw:name="f88" draw:formula="0*logwidth/10018"/>
            <draw:equation draw:name="f89" draw:formula="0*logheight/10000"/>
            <draw:equation draw:name="f90" draw:formula="0*logwidth/10018"/>
            <draw:equation draw:name="f91" draw:formula="0*logheight/10000"/>
            <draw:equation draw:name="f92" draw:formula="10000*logwidth/10018"/>
            <draw:equation draw:name="f93" draw:formula="0*logheight/10000"/>
            <draw:equation draw:name="f94" draw:formula="10000*logwidth/10018"/>
            <draw:equation draw:name="f95" draw:formula="10000*logheight/10000"/>
            <draw:equation draw:name="f96" draw:formula="0*logwidth/10018"/>
            <draw:equation draw:name="f97" draw:formula="10000*logheight/10000"/>
            <draw:equation draw:name="f98" draw:formula="0*logwidth/10018"/>
            <draw:equation draw:name="f99" draw:formula="0*logheight/10000"/>
            <draw:equation draw:name="f100" draw:formula="0*logwidth/10018"/>
            <draw:equation draw:name="f101" draw:formula="0*logheight/10000"/>
            <draw:equation draw:name="f102" draw:formula="10000*logwidth/10018"/>
            <draw:equation draw:name="f103" draw:formula="0*logheight/10000"/>
            <draw:equation draw:name="f104" draw:formula="10000*logwidth/10018"/>
            <draw:equation draw:name="f105" draw:formula="10000*logheight/10000"/>
            <draw:equation draw:name="f106" draw:formula="0*logwidth/10018"/>
            <draw:equation draw:name="f107" draw:formula="10000*logheight/10000"/>
            <draw:equation draw:name="f108" draw:formula="0*logwidth/10018"/>
            <draw:equation draw:name="f109" draw:formula="0*logheight/10000"/>
            <draw:equation draw:name="f110" draw:formula="0*logwidth/10071"/>
            <draw:equation draw:name="f111" draw:formula="0*logheight/10000"/>
            <draw:equation draw:name="f112" draw:formula="10000*logwidth/10071"/>
            <draw:equation draw:name="f113" draw:formula="0*logheight/10000"/>
            <draw:equation draw:name="f114" draw:formula="10000*logwidth/10071"/>
            <draw:equation draw:name="f115" draw:formula="10000*logheight/10000"/>
            <draw:equation draw:name="f116" draw:formula="0*logwidth/10071"/>
            <draw:equation draw:name="f117" draw:formula="10000*logheight/10000"/>
            <draw:equation draw:name="f118" draw:formula="0*logwidth/10071"/>
            <draw:equation draw:name="f119" draw:formula="0*logheight/10000"/>
            <draw:equation draw:name="f120" draw:formula="0*logwidth/10064"/>
            <draw:equation draw:name="f121" draw:formula="0*logheight/10000"/>
            <draw:equation draw:name="f122" draw:formula="10000*logwidth/10064"/>
            <draw:equation draw:name="f123" draw:formula="0*logheight/10000"/>
            <draw:equation draw:name="f124" draw:formula="10000*logwidth/10064"/>
            <draw:equation draw:name="f125" draw:formula="10000*logheight/10000"/>
            <draw:equation draw:name="f126" draw:formula="0*logwidth/10064"/>
            <draw:equation draw:name="f127" draw:formula="10000*logheight/10000"/>
            <draw:equation draw:name="f128" draw:formula="0*logwidth/10064"/>
            <draw:equation draw:name="f129" draw:formula="0*logheight/10000"/>
            <draw:equation draw:name="f130" draw:formula="0*logwidth/10064"/>
            <draw:equation draw:name="f131" draw:formula="0*logheight/10000"/>
            <draw:equation draw:name="f132" draw:formula="10000*logwidth/10064"/>
            <draw:equation draw:name="f133" draw:formula="0*logheight/10000"/>
            <draw:equation draw:name="f134" draw:formula="10000*logwidth/10064"/>
            <draw:equation draw:name="f135" draw:formula="10000*logheight/10000"/>
            <draw:equation draw:name="f136" draw:formula="0*logwidth/10064"/>
            <draw:equation draw:name="f137" draw:formula="10000*logheight/10000"/>
            <draw:equation draw:name="f138" draw:formula="0*logwidth/10064"/>
            <draw:equation draw:name="f139" draw:formula="0*logheight/10000"/>
            <draw:equation draw:name="f140" draw:formula="0*logwidth/10064"/>
            <draw:equation draw:name="f141" draw:formula="0*logheight/10000"/>
            <draw:equation draw:name="f142" draw:formula="10000*logwidth/10064"/>
            <draw:equation draw:name="f143" draw:formula="0*logheight/10000"/>
            <draw:equation draw:name="f144" draw:formula="10000*logwidth/10064"/>
            <draw:equation draw:name="f145" draw:formula="10000*logheight/10000"/>
            <draw:equation draw:name="f146" draw:formula="0*logwidth/10064"/>
            <draw:equation draw:name="f147" draw:formula="10000*logheight/10000"/>
            <draw:equation draw:name="f148" draw:formula="0*logwidth/10064"/>
            <draw:equation draw:name="f149" draw:formula="0*logheight/10000"/>
            <draw:equation draw:name="f150" draw:formula="0*logwidth/10064"/>
            <draw:equation draw:name="f151" draw:formula="0*logheight/10000"/>
            <draw:equation draw:name="f152" draw:formula="10000*logwidth/10064"/>
            <draw:equation draw:name="f153" draw:formula="0*logheight/10000"/>
            <draw:equation draw:name="f154" draw:formula="10000*logwidth/10064"/>
            <draw:equation draw:name="f155" draw:formula="10000*logheight/10000"/>
            <draw:equation draw:name="f156" draw:formula="0*logwidth/10064"/>
            <draw:equation draw:name="f157" draw:formula="10000*logheight/10000"/>
            <draw:equation draw:name="f158" draw:formula="0*logwidth/10064"/>
            <draw:equation draw:name="f159" draw:formula="0*logheight/10000"/>
            <draw:equation draw:name="f160" draw:formula="0*logwidth/10064"/>
            <draw:equation draw:name="f161" draw:formula="0*logheight/10000"/>
            <draw:equation draw:name="f162" draw:formula="10000*logwidth/10064"/>
            <draw:equation draw:name="f163" draw:formula="0*logheight/10000"/>
            <draw:equation draw:name="f164" draw:formula="10000*logwidth/10064"/>
            <draw:equation draw:name="f165" draw:formula="10000*logheight/10000"/>
            <draw:equation draw:name="f166" draw:formula="0*logwidth/10064"/>
            <draw:equation draw:name="f167" draw:formula="10000*logheight/10000"/>
            <draw:equation draw:name="f168" draw:formula="0*logwidth/10064"/>
            <draw:equation draw:name="f169" draw:formula="0*logheight/10000"/>
            <draw:equation draw:name="f170" draw:formula="logwidth"/>
            <draw:equation draw:name="f171" draw:formula="logheight"/>
          </draw:enhanced-geometry>
        </draw:custom-shape>
        <draw:custom-shape draw:name="TextBox 294" draw:style-name="gr53" draw:text-style-name="P4" draw:layer="layout" svg:width="2.375cm" svg:height="1.015cm" svg:x="16.169cm" svg:y="5.319cm">
          <text:p text:style-name="P3"><text:span text:style-name="T4">This is a sample tex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95">
          <draw:custom-shape draw:name="Oval 296" draw:style-name="gr16" draw:text-style-name="P12" draw:layer="layout" svg:width="0.455cm" svg:height="0.477cm" svg:x="17.18cm" svg:y="4.71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7" draw:style-name="gr12" draw:text-style-name="P12" draw:layer="layout" svg:width="0.303cm" svg:height="0.318cm" svg:x="17.384cm" svg:y="4.6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0" draw:text-style-name="P5" draw:layer="layout" svg:width="0.219cm" svg:height="0.212cm" svg:x="17.405cm" svg:y="4.763cm">
            <text:p/>
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<draw:equation draw:name="f0" draw:formula="189017*logwidth/1045863"/>
              <draw:equation draw:name="f1" draw:formula="0*logheight/1103312"/>
              <draw:equation draw:name="f2" draw:formula="97056*logwidth/1045863"/>
              <draw:equation draw:name="f3" draw:formula="259496*logheight/1103312"/>
              <draw:equation draw:name="f4" draw:formula="828576*logwidth/1045863"/>
              <draw:equation draw:name="f5" draw:formula="991016*logheight/1103312"/>
              <draw:equation draw:name="f6" draw:formula="1045863*logwidth/1045863"/>
              <draw:equation draw:name="f7" draw:formula="954468*logheight/1103312"/>
              <draw:equation draw:name="f8" draw:formula="640080*logwidth/1045863"/>
              <draw:equation draw:name="f9" draw:formula="1103312*logheight/1103312"/>
              <draw:equation draw:name="f10" draw:formula="0*logwidth/1045863"/>
              <draw:equation draw:name="f11" draw:formula="463232*logheight/1103312"/>
              <draw:equation draw:name="f12" draw:formula="189017*logwidth/1045863"/>
              <draw:equation draw:name="f13" draw:formula="0*logheight/1103312"/>
              <draw:equation draw:name="f14" draw:formula="189017*logwidth/1045863"/>
              <draw:equation draw:name="f15" draw:formula="0*logheight/1103312"/>
              <draw:equation draw:name="f16" draw:formula="482067*logwidth/1045863"/>
              <draw:equation draw:name="f17" draw:formula="800917*logheight/1103312"/>
              <draw:equation draw:name="f18" draw:formula="828576*logwidth/1045863"/>
              <draw:equation draw:name="f19" draw:formula="991016*logheight/1103312"/>
              <draw:equation draw:name="f20" draw:formula="1045863*logwidth/1045863"/>
              <draw:equation draw:name="f21" draw:formula="954468*logheight/1103312"/>
              <draw:equation draw:name="f22" draw:formula="640080*logwidth/1045863"/>
              <draw:equation draw:name="f23" draw:formula="1103312*logheight/1103312"/>
              <draw:equation draw:name="f24" draw:formula="0*logwidth/1045863"/>
              <draw:equation draw:name="f25" draw:formula="463232*logheight/1103312"/>
              <draw:equation draw:name="f26" draw:formula="189017*logwidth/1045863"/>
              <draw:equation draw:name="f27" draw:formula="0*logheight/1103312"/>
              <draw:equation draw:name="f28" draw:formula="189017*logwidth/1045863"/>
              <draw:equation draw:name="f29" draw:formula="0*logheight/1103312"/>
              <draw:equation draw:name="f30" draw:formula="482067*logwidth/1045863"/>
              <draw:equation draw:name="f31" draw:formula="800917*logheight/1103312"/>
              <draw:equation draw:name="f32" draw:formula="1045863*logwidth/1045863"/>
              <draw:equation draw:name="f33" draw:formula="954468*logheight/1103312"/>
              <draw:equation draw:name="f34" draw:formula="640080*logwidth/1045863"/>
              <draw:equation draw:name="f35" draw:formula="1103312*logheight/1103312"/>
              <draw:equation draw:name="f36" draw:formula="0*logwidth/1045863"/>
              <draw:equation draw:name="f37" draw:formula="463232*logheight/1103312"/>
              <draw:equation draw:name="f38" draw:formula="189017*logwidth/1045863"/>
              <draw:equation draw:name="f39" draw:formula="0*logheight/1103312"/>
              <draw:equation draw:name="f40" draw:formula="189017*logwidth/1178210"/>
              <draw:equation draw:name="f41" draw:formula="0*logheight/1103312"/>
              <draw:equation draw:name="f42" draw:formula="482067*logwidth/1178210"/>
              <draw:equation draw:name="f43" draw:formula="800917*logheight/1103312"/>
              <draw:equation draw:name="f44" draw:formula="1178210*logwidth/1178210"/>
              <draw:equation draw:name="f45" draw:formula="810089*logheight/1103312"/>
              <draw:equation draw:name="f46" draw:formula="640080*logwidth/1178210"/>
              <draw:equation draw:name="f47" draw:formula="1103312*logheight/1103312"/>
              <draw:equation draw:name="f48" draw:formula="0*logwidth/1178210"/>
              <draw:equation draw:name="f49" draw:formula="463232*logheight/1103312"/>
              <draw:equation draw:name="f50" draw:formula="189017*logwidth/1178210"/>
              <draw:equation draw:name="f51" draw:formula="0*logheight/1103312"/>
              <draw:equation draw:name="f52" draw:formula="189017*logwidth/1178210"/>
              <draw:equation draw:name="f53" draw:formula="0*logheight/1103312"/>
              <draw:equation draw:name="f54" draw:formula="494099*logwidth/1178210"/>
              <draw:equation draw:name="f55" draw:formula="596381*logheight/1103312"/>
              <draw:equation draw:name="f56" draw:formula="1178210*logwidth/1178210"/>
              <draw:equation draw:name="f57" draw:formula="810089*logheight/1103312"/>
              <draw:equation draw:name="f58" draw:formula="640080*logwidth/1178210"/>
              <draw:equation draw:name="f59" draw:formula="1103312*logheight/1103312"/>
              <draw:equation draw:name="f60" draw:formula="0*logwidth/1178210"/>
              <draw:equation draw:name="f61" draw:formula="463232*logheight/1103312"/>
              <draw:equation draw:name="f62" draw:formula="189017*logwidth/1178210"/>
              <draw:equation draw:name="f63" draw:formula="0*logheight/1103312"/>
              <draw:equation draw:name="f64" draw:formula="2404*logwidth/991597"/>
              <draw:equation draw:name="f65" draw:formula="8836*logheight/1112148"/>
              <draw:equation draw:name="f66" draw:formula="307486*logwidth/991597"/>
              <draw:equation draw:name="f67" draw:formula="605217*logheight/1112148"/>
              <draw:equation draw:name="f68" draw:formula="991597*logwidth/991597"/>
              <draw:equation draw:name="f69" draw:formula="818925*logheight/1112148"/>
              <draw:equation draw:name="f70" draw:formula="453467*logwidth/991597"/>
              <draw:equation draw:name="f71" draw:formula="1112148*logheight/1112148"/>
              <draw:equation draw:name="f72" draw:formula="2404*logwidth/991597"/>
              <draw:equation draw:name="f73" draw:formula="8836*logheight/1112148"/>
              <draw:equation draw:name="f74" draw:formula="2404*logwidth/991597"/>
              <draw:equation draw:name="f75" draw:formula="8836*logheight/887846"/>
              <draw:equation draw:name="f76" draw:formula="307486*logwidth/991597"/>
              <draw:equation draw:name="f77" draw:formula="605217*logheight/887846"/>
              <draw:equation draw:name="f78" draw:formula="991597*logwidth/991597"/>
              <draw:equation draw:name="f79" draw:formula="818925*logheight/887846"/>
              <draw:equation draw:name="f80" draw:formula="104551*logwidth/991597"/>
              <draw:equation draw:name="f81" draw:formula="883548*logheight/887846"/>
              <draw:equation draw:name="f82" draw:formula="2404*logwidth/991597"/>
              <draw:equation draw:name="f83" draw:formula="8836*logheight/887846"/>
              <draw:equation draw:name="f84" draw:formula="118779*logwidth/1107972"/>
              <draw:equation draw:name="f85" draw:formula="8836*logheight/1021343"/>
              <draw:equation draw:name="f86" draw:formula="423861*logwidth/1107972"/>
              <draw:equation draw:name="f87" draw:formula="605217*logheight/1021343"/>
              <draw:equation draw:name="f88" draw:formula="1107972*logwidth/1107972"/>
              <draw:equation draw:name="f89" draw:formula="818925*logheight/1021343"/>
              <draw:equation draw:name="f90" draw:formula="220926*logwidth/1107972"/>
              <draw:equation draw:name="f91" draw:formula="883548*logheight/1021343"/>
              <draw:equation draw:name="f92" draw:formula="118779*logwidth/1107972"/>
              <draw:equation draw:name="f93" draw:formula="8836*logheight/1021343"/>
              <draw:equation draw:name="f94" draw:formula="118779*logwidth/1107972"/>
              <draw:equation draw:name="f95" draw:formula="11180*logheight/1023687"/>
              <draw:equation draw:name="f96" draw:formula="423861*logwidth/1107972"/>
              <draw:equation draw:name="f97" draw:formula="607561*logheight/1023687"/>
              <draw:equation draw:name="f98" draw:formula="1107972*logwidth/1107972"/>
              <draw:equation draw:name="f99" draw:formula="821269*logheight/1023687"/>
              <draw:equation draw:name="f100" draw:formula="220926*logwidth/1107972"/>
              <draw:equation draw:name="f101" draw:formula="885892*logheight/1023687"/>
              <draw:equation draw:name="f102" draw:formula="118779*logwidth/1107972"/>
              <draw:equation draw:name="f103" draw:formula="11180*logheight/1023687"/>
              <draw:equation draw:name="f104" draw:formula="logwidth"/>
              <draw:equation draw:name="f105" draw:formula="logheight"/>
            </draw:enhanced-geometry>
          </draw:custom-shape>
        </draw:g>
        <draw:custom-shape draw:name="Flowchart: Process 42" draw:style-name="gr52" draw:text-style-name="P7" draw:layer="layout" svg:width="2.539cm" svg:height="1.911cm" svg:x="16.978cm" svg:y="6.997cm">
          <text:p/>
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<draw:equation draw:name="f0" draw:formula="0*logwidth/10000"/>
            <draw:equation draw:name="f1" draw:formula="0*logheight/10000"/>
            <draw:equation draw:name="f2" draw:formula="10000*logwidth/10000"/>
            <draw:equation draw:name="f3" draw:formula="0*logheight/10000"/>
            <draw:equation draw:name="f4" draw:formula="10000*logwidth/10000"/>
            <draw:equation draw:name="f5" draw:formula="10000*logheight/10000"/>
            <draw:equation draw:name="f6" draw:formula="0*logwidth/10000"/>
            <draw:equation draw:name="f7" draw:formula="10000*logheight/10000"/>
            <draw:equation draw:name="f8" draw:formula="0*logwidth/10000"/>
            <draw:equation draw:name="f9" draw:formula="0*logheight/10000"/>
            <draw:equation draw:name="f10" draw:formula="0*logwidth/10000"/>
            <draw:equation draw:name="f11" draw:formula="0*logheight/10000"/>
            <draw:equation draw:name="f12" draw:formula="10000*logwidth/10000"/>
            <draw:equation draw:name="f13" draw:formula="0*logheight/10000"/>
            <draw:equation draw:name="f14" draw:formula="10000*logwidth/10000"/>
            <draw:equation draw:name="f15" draw:formula="10000*logheight/10000"/>
            <draw:equation draw:name="f16" draw:formula="0*logwidth/10000"/>
            <draw:equation draw:name="f17" draw:formula="10000*logheight/10000"/>
            <draw:equation draw:name="f18" draw:formula="0*logwidth/10000"/>
            <draw:equation draw:name="f19" draw:formula="0*logheight/10000"/>
            <draw:equation draw:name="f20" draw:formula="0*logwidth/10000"/>
            <draw:equation draw:name="f21" draw:formula="0*logheight/10000"/>
            <draw:equation draw:name="f22" draw:formula="10000*logwidth/10000"/>
            <draw:equation draw:name="f23" draw:formula="0*logheight/10000"/>
            <draw:equation draw:name="f24" draw:formula="10000*logwidth/10000"/>
            <draw:equation draw:name="f25" draw:formula="10000*logheight/10000"/>
            <draw:equation draw:name="f26" draw:formula="0*logwidth/10000"/>
            <draw:equation draw:name="f27" draw:formula="10000*logheight/10000"/>
            <draw:equation draw:name="f28" draw:formula="0*logwidth/10000"/>
            <draw:equation draw:name="f29" draw:formula="0*logheight/10000"/>
            <draw:equation draw:name="f30" draw:formula="0*logwidth/10000"/>
            <draw:equation draw:name="f31" draw:formula="0*logheight/10000"/>
            <draw:equation draw:name="f32" draw:formula="10000*logwidth/10000"/>
            <draw:equation draw:name="f33" draw:formula="0*logheight/10000"/>
            <draw:equation draw:name="f34" draw:formula="10000*logwidth/10000"/>
            <draw:equation draw:name="f35" draw:formula="10000*logheight/10000"/>
            <draw:equation draw:name="f36" draw:formula="0*logwidth/10000"/>
            <draw:equation draw:name="f37" draw:formula="10000*logheight/10000"/>
            <draw:equation draw:name="f38" draw:formula="0*logwidth/10000"/>
            <draw:equation draw:name="f39" draw:formula="0*logheight/10000"/>
            <draw:equation draw:name="f40" draw:formula="0*logwidth/10000"/>
            <draw:equation draw:name="f41" draw:formula="0*logheight/10000"/>
            <draw:equation draw:name="f42" draw:formula="10000*logwidth/10000"/>
            <draw:equation draw:name="f43" draw:formula="0*logheight/10000"/>
            <draw:equation draw:name="f44" draw:formula="10000*logwidth/10000"/>
            <draw:equation draw:name="f45" draw:formula="10000*logheight/10000"/>
            <draw:equation draw:name="f46" draw:formula="0*logwidth/10000"/>
            <draw:equation draw:name="f47" draw:formula="10000*logheight/10000"/>
            <draw:equation draw:name="f48" draw:formula="0*logwidth/10000"/>
            <draw:equation draw:name="f49" draw:formula="0*logheight/10000"/>
            <draw:equation draw:name="f50" draw:formula="0*logwidth/10000"/>
            <draw:equation draw:name="f51" draw:formula="0*logheight/10000"/>
            <draw:equation draw:name="f52" draw:formula="10000*logwidth/10000"/>
            <draw:equation draw:name="f53" draw:formula="0*logheight/10000"/>
            <draw:equation draw:name="f54" draw:formula="10000*logwidth/10000"/>
            <draw:equation draw:name="f55" draw:formula="10000*logheight/10000"/>
            <draw:equation draw:name="f56" draw:formula="0*logwidth/10000"/>
            <draw:equation draw:name="f57" draw:formula="10000*logheight/10000"/>
            <draw:equation draw:name="f58" draw:formula="0*logwidth/10000"/>
            <draw:equation draw:name="f59" draw:formula="0*logheight/10000"/>
            <draw:equation draw:name="f60" draw:formula="0*logwidth/10000"/>
            <draw:equation draw:name="f61" draw:formula="0*logheight/10000"/>
            <draw:equation draw:name="f62" draw:formula="10000*logwidth/10000"/>
            <draw:equation draw:name="f63" draw:formula="0*logheight/10000"/>
            <draw:equation draw:name="f64" draw:formula="10000*logwidth/10000"/>
            <draw:equation draw:name="f65" draw:formula="10000*logheight/10000"/>
            <draw:equation draw:name="f66" draw:formula="0*logwidth/10000"/>
            <draw:equation draw:name="f67" draw:formula="10000*logheight/10000"/>
            <draw:equation draw:name="f68" draw:formula="0*logwidth/10000"/>
            <draw:equation draw:name="f69" draw:formula="0*logheight/10000"/>
            <draw:equation draw:name="f70" draw:formula="0*logwidth/10000"/>
            <draw:equation draw:name="f71" draw:formula="0*logheight/10000"/>
            <draw:equation draw:name="f72" draw:formula="10000*logwidth/10000"/>
            <draw:equation draw:name="f73" draw:formula="0*logheight/10000"/>
            <draw:equation draw:name="f74" draw:formula="10000*logwidth/10000"/>
            <draw:equation draw:name="f75" draw:formula="10000*logheight/10000"/>
            <draw:equation draw:name="f76" draw:formula="0*logwidth/10000"/>
            <draw:equation draw:name="f77" draw:formula="10000*logheight/10000"/>
            <draw:equation draw:name="f78" draw:formula="0*logwidth/10000"/>
            <draw:equation draw:name="f79" draw:formula="0*logheight/10000"/>
            <draw:equation draw:name="f80" draw:formula="0*logwidth/10018"/>
            <draw:equation draw:name="f81" draw:formula="0*logheight/10000"/>
            <draw:equation draw:name="f82" draw:formula="10000*logwidth/10018"/>
            <draw:equation draw:name="f83" draw:formula="0*logheight/10000"/>
            <draw:equation draw:name="f84" draw:formula="10000*logwidth/10018"/>
            <draw:equation draw:name="f85" draw:formula="10000*logheight/10000"/>
            <draw:equation draw:name="f86" draw:formula="0*logwidth/10018"/>
            <draw:equation draw:name="f87" draw:formula="10000*logheight/10000"/>
            <draw:equation draw:name="f88" draw:formula="0*logwidth/10018"/>
            <draw:equation draw:name="f89" draw:formula="0*logheight/10000"/>
            <draw:equation draw:name="f90" draw:formula="0*logwidth/10018"/>
            <draw:equation draw:name="f91" draw:formula="0*logheight/10000"/>
            <draw:equation draw:name="f92" draw:formula="10000*logwidth/10018"/>
            <draw:equation draw:name="f93" draw:formula="0*logheight/10000"/>
            <draw:equation draw:name="f94" draw:formula="10000*logwidth/10018"/>
            <draw:equation draw:name="f95" draw:formula="10000*logheight/10000"/>
            <draw:equation draw:name="f96" draw:formula="0*logwidth/10018"/>
            <draw:equation draw:name="f97" draw:formula="10000*logheight/10000"/>
            <draw:equation draw:name="f98" draw:formula="0*logwidth/10018"/>
            <draw:equation draw:name="f99" draw:formula="0*logheight/10000"/>
            <draw:equation draw:name="f100" draw:formula="0*logwidth/10018"/>
            <draw:equation draw:name="f101" draw:formula="0*logheight/10000"/>
            <draw:equation draw:name="f102" draw:formula="10000*logwidth/10018"/>
            <draw:equation draw:name="f103" draw:formula="0*logheight/10000"/>
            <draw:equation draw:name="f104" draw:formula="10000*logwidth/10018"/>
            <draw:equation draw:name="f105" draw:formula="10000*logheight/10000"/>
            <draw:equation draw:name="f106" draw:formula="0*logwidth/10018"/>
            <draw:equation draw:name="f107" draw:formula="10000*logheight/10000"/>
            <draw:equation draw:name="f108" draw:formula="0*logwidth/10018"/>
            <draw:equation draw:name="f109" draw:formula="0*logheight/10000"/>
            <draw:equation draw:name="f110" draw:formula="0*logwidth/10071"/>
            <draw:equation draw:name="f111" draw:formula="0*logheight/10000"/>
            <draw:equation draw:name="f112" draw:formula="10000*logwidth/10071"/>
            <draw:equation draw:name="f113" draw:formula="0*logheight/10000"/>
            <draw:equation draw:name="f114" draw:formula="10000*logwidth/10071"/>
            <draw:equation draw:name="f115" draw:formula="10000*logheight/10000"/>
            <draw:equation draw:name="f116" draw:formula="0*logwidth/10071"/>
            <draw:equation draw:name="f117" draw:formula="10000*logheight/10000"/>
            <draw:equation draw:name="f118" draw:formula="0*logwidth/10071"/>
            <draw:equation draw:name="f119" draw:formula="0*logheight/10000"/>
            <draw:equation draw:name="f120" draw:formula="0*logwidth/10064"/>
            <draw:equation draw:name="f121" draw:formula="0*logheight/10000"/>
            <draw:equation draw:name="f122" draw:formula="10000*logwidth/10064"/>
            <draw:equation draw:name="f123" draw:formula="0*logheight/10000"/>
            <draw:equation draw:name="f124" draw:formula="10000*logwidth/10064"/>
            <draw:equation draw:name="f125" draw:formula="10000*logheight/10000"/>
            <draw:equation draw:name="f126" draw:formula="0*logwidth/10064"/>
            <draw:equation draw:name="f127" draw:formula="10000*logheight/10000"/>
            <draw:equation draw:name="f128" draw:formula="0*logwidth/10064"/>
            <draw:equation draw:name="f129" draw:formula="0*logheight/10000"/>
            <draw:equation draw:name="f130" draw:formula="0*logwidth/10064"/>
            <draw:equation draw:name="f131" draw:formula="0*logheight/10000"/>
            <draw:equation draw:name="f132" draw:formula="10000*logwidth/10064"/>
            <draw:equation draw:name="f133" draw:formula="0*logheight/10000"/>
            <draw:equation draw:name="f134" draw:formula="10000*logwidth/10064"/>
            <draw:equation draw:name="f135" draw:formula="10000*logheight/10000"/>
            <draw:equation draw:name="f136" draw:formula="0*logwidth/10064"/>
            <draw:equation draw:name="f137" draw:formula="10000*logheight/10000"/>
            <draw:equation draw:name="f138" draw:formula="0*logwidth/10064"/>
            <draw:equation draw:name="f139" draw:formula="0*logheight/10000"/>
            <draw:equation draw:name="f140" draw:formula="0*logwidth/10064"/>
            <draw:equation draw:name="f141" draw:formula="0*logheight/10000"/>
            <draw:equation draw:name="f142" draw:formula="10000*logwidth/10064"/>
            <draw:equation draw:name="f143" draw:formula="0*logheight/10000"/>
            <draw:equation draw:name="f144" draw:formula="10000*logwidth/10064"/>
            <draw:equation draw:name="f145" draw:formula="10000*logheight/10000"/>
            <draw:equation draw:name="f146" draw:formula="0*logwidth/10064"/>
            <draw:equation draw:name="f147" draw:formula="10000*logheight/10000"/>
            <draw:equation draw:name="f148" draw:formula="0*logwidth/10064"/>
            <draw:equation draw:name="f149" draw:formula="0*logheight/10000"/>
            <draw:equation draw:name="f150" draw:formula="0*logwidth/10064"/>
            <draw:equation draw:name="f151" draw:formula="0*logheight/10000"/>
            <draw:equation draw:name="f152" draw:formula="10000*logwidth/10064"/>
            <draw:equation draw:name="f153" draw:formula="0*logheight/10000"/>
            <draw:equation draw:name="f154" draw:formula="10000*logwidth/10064"/>
            <draw:equation draw:name="f155" draw:formula="10000*logheight/10000"/>
            <draw:equation draw:name="f156" draw:formula="0*logwidth/10064"/>
            <draw:equation draw:name="f157" draw:formula="10000*logheight/10000"/>
            <draw:equation draw:name="f158" draw:formula="0*logwidth/10064"/>
            <draw:equation draw:name="f159" draw:formula="0*logheight/10000"/>
            <draw:equation draw:name="f160" draw:formula="0*logwidth/10064"/>
            <draw:equation draw:name="f161" draw:formula="0*logheight/10000"/>
            <draw:equation draw:name="f162" draw:formula="10000*logwidth/10064"/>
            <draw:equation draw:name="f163" draw:formula="0*logheight/10000"/>
            <draw:equation draw:name="f164" draw:formula="10000*logwidth/10064"/>
            <draw:equation draw:name="f165" draw:formula="10000*logheight/10000"/>
            <draw:equation draw:name="f166" draw:formula="0*logwidth/10064"/>
            <draw:equation draw:name="f167" draw:formula="10000*logheight/10000"/>
            <draw:equation draw:name="f168" draw:formula="0*logwidth/10064"/>
            <draw:equation draw:name="f169" draw:formula="0*logheight/10000"/>
            <draw:equation draw:name="f170" draw:formula="logwidth"/>
            <draw:equation draw:name="f171" draw:formula="logheight"/>
          </draw:enhanced-geometry>
        </draw:custom-shape>
        <draw:custom-shape draw:name="TextBox 301" draw:style-name="gr54" draw:text-style-name="P4" draw:layer="layout" svg:width="2.375cm" svg:height="1.015cm" svg:x="17.06cm" svg:y="7.659cm">
          <text:p text:style-name="P3"><text:span text:style-name="T4">This is a sample tex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02">
          <draw:custom-shape draw:name="Oval 303" draw:style-name="gr16" draw:text-style-name="P12" draw:layer="layout" svg:width="0.455cm" svg:height="0.477cm" svg:x="18.071cm" svg:y="7.0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4" draw:style-name="gr12" draw:text-style-name="P12" draw:layer="layout" svg:width="0.303cm" svg:height="0.318cm" svg:x="18.276cm" svg:y="7.0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0" draw:text-style-name="P5" draw:layer="layout" svg:width="0.219cm" svg:height="0.212cm" svg:x="18.297cm" svg:y="7.103cm">
            <text:p/>
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<draw:equation draw:name="f0" draw:formula="189017*logwidth/1045863"/>
              <draw:equation draw:name="f1" draw:formula="0*logheight/1103312"/>
              <draw:equation draw:name="f2" draw:formula="97056*logwidth/1045863"/>
              <draw:equation draw:name="f3" draw:formula="259496*logheight/1103312"/>
              <draw:equation draw:name="f4" draw:formula="828576*logwidth/1045863"/>
              <draw:equation draw:name="f5" draw:formula="991016*logheight/1103312"/>
              <draw:equation draw:name="f6" draw:formula="1045863*logwidth/1045863"/>
              <draw:equation draw:name="f7" draw:formula="954468*logheight/1103312"/>
              <draw:equation draw:name="f8" draw:formula="640080*logwidth/1045863"/>
              <draw:equation draw:name="f9" draw:formula="1103312*logheight/1103312"/>
              <draw:equation draw:name="f10" draw:formula="0*logwidth/1045863"/>
              <draw:equation draw:name="f11" draw:formula="463232*logheight/1103312"/>
              <draw:equation draw:name="f12" draw:formula="189017*logwidth/1045863"/>
              <draw:equation draw:name="f13" draw:formula="0*logheight/1103312"/>
              <draw:equation draw:name="f14" draw:formula="189017*logwidth/1045863"/>
              <draw:equation draw:name="f15" draw:formula="0*logheight/1103312"/>
              <draw:equation draw:name="f16" draw:formula="482067*logwidth/1045863"/>
              <draw:equation draw:name="f17" draw:formula="800917*logheight/1103312"/>
              <draw:equation draw:name="f18" draw:formula="828576*logwidth/1045863"/>
              <draw:equation draw:name="f19" draw:formula="991016*logheight/1103312"/>
              <draw:equation draw:name="f20" draw:formula="1045863*logwidth/1045863"/>
              <draw:equation draw:name="f21" draw:formula="954468*logheight/1103312"/>
              <draw:equation draw:name="f22" draw:formula="640080*logwidth/1045863"/>
              <draw:equation draw:name="f23" draw:formula="1103312*logheight/1103312"/>
              <draw:equation draw:name="f24" draw:formula="0*logwidth/1045863"/>
              <draw:equation draw:name="f25" draw:formula="463232*logheight/1103312"/>
              <draw:equation draw:name="f26" draw:formula="189017*logwidth/1045863"/>
              <draw:equation draw:name="f27" draw:formula="0*logheight/1103312"/>
              <draw:equation draw:name="f28" draw:formula="189017*logwidth/1045863"/>
              <draw:equation draw:name="f29" draw:formula="0*logheight/1103312"/>
              <draw:equation draw:name="f30" draw:formula="482067*logwidth/1045863"/>
              <draw:equation draw:name="f31" draw:formula="800917*logheight/1103312"/>
              <draw:equation draw:name="f32" draw:formula="1045863*logwidth/1045863"/>
              <draw:equation draw:name="f33" draw:formula="954468*logheight/1103312"/>
              <draw:equation draw:name="f34" draw:formula="640080*logwidth/1045863"/>
              <draw:equation draw:name="f35" draw:formula="1103312*logheight/1103312"/>
              <draw:equation draw:name="f36" draw:formula="0*logwidth/1045863"/>
              <draw:equation draw:name="f37" draw:formula="463232*logheight/1103312"/>
              <draw:equation draw:name="f38" draw:formula="189017*logwidth/1045863"/>
              <draw:equation draw:name="f39" draw:formula="0*logheight/1103312"/>
              <draw:equation draw:name="f40" draw:formula="189017*logwidth/1178210"/>
              <draw:equation draw:name="f41" draw:formula="0*logheight/1103312"/>
              <draw:equation draw:name="f42" draw:formula="482067*logwidth/1178210"/>
              <draw:equation draw:name="f43" draw:formula="800917*logheight/1103312"/>
              <draw:equation draw:name="f44" draw:formula="1178210*logwidth/1178210"/>
              <draw:equation draw:name="f45" draw:formula="810089*logheight/1103312"/>
              <draw:equation draw:name="f46" draw:formula="640080*logwidth/1178210"/>
              <draw:equation draw:name="f47" draw:formula="1103312*logheight/1103312"/>
              <draw:equation draw:name="f48" draw:formula="0*logwidth/1178210"/>
              <draw:equation draw:name="f49" draw:formula="463232*logheight/1103312"/>
              <draw:equation draw:name="f50" draw:formula="189017*logwidth/1178210"/>
              <draw:equation draw:name="f51" draw:formula="0*logheight/1103312"/>
              <draw:equation draw:name="f52" draw:formula="189017*logwidth/1178210"/>
              <draw:equation draw:name="f53" draw:formula="0*logheight/1103312"/>
              <draw:equation draw:name="f54" draw:formula="494099*logwidth/1178210"/>
              <draw:equation draw:name="f55" draw:formula="596381*logheight/1103312"/>
              <draw:equation draw:name="f56" draw:formula="1178210*logwidth/1178210"/>
              <draw:equation draw:name="f57" draw:formula="810089*logheight/1103312"/>
              <draw:equation draw:name="f58" draw:formula="640080*logwidth/1178210"/>
              <draw:equation draw:name="f59" draw:formula="1103312*logheight/1103312"/>
              <draw:equation draw:name="f60" draw:formula="0*logwidth/1178210"/>
              <draw:equation draw:name="f61" draw:formula="463232*logheight/1103312"/>
              <draw:equation draw:name="f62" draw:formula="189017*logwidth/1178210"/>
              <draw:equation draw:name="f63" draw:formula="0*logheight/1103312"/>
              <draw:equation draw:name="f64" draw:formula="2404*logwidth/991597"/>
              <draw:equation draw:name="f65" draw:formula="8836*logheight/1112148"/>
              <draw:equation draw:name="f66" draw:formula="307486*logwidth/991597"/>
              <draw:equation draw:name="f67" draw:formula="605217*logheight/1112148"/>
              <draw:equation draw:name="f68" draw:formula="991597*logwidth/991597"/>
              <draw:equation draw:name="f69" draw:formula="818925*logheight/1112148"/>
              <draw:equation draw:name="f70" draw:formula="453467*logwidth/991597"/>
              <draw:equation draw:name="f71" draw:formula="1112148*logheight/1112148"/>
              <draw:equation draw:name="f72" draw:formula="2404*logwidth/991597"/>
              <draw:equation draw:name="f73" draw:formula="8836*logheight/1112148"/>
              <draw:equation draw:name="f74" draw:formula="2404*logwidth/991597"/>
              <draw:equation draw:name="f75" draw:formula="8836*logheight/887846"/>
              <draw:equation draw:name="f76" draw:formula="307486*logwidth/991597"/>
              <draw:equation draw:name="f77" draw:formula="605217*logheight/887846"/>
              <draw:equation draw:name="f78" draw:formula="991597*logwidth/991597"/>
              <draw:equation draw:name="f79" draw:formula="818925*logheight/887846"/>
              <draw:equation draw:name="f80" draw:formula="104551*logwidth/991597"/>
              <draw:equation draw:name="f81" draw:formula="883548*logheight/887846"/>
              <draw:equation draw:name="f82" draw:formula="2404*logwidth/991597"/>
              <draw:equation draw:name="f83" draw:formula="8836*logheight/887846"/>
              <draw:equation draw:name="f84" draw:formula="118779*logwidth/1107972"/>
              <draw:equation draw:name="f85" draw:formula="8836*logheight/1021343"/>
              <draw:equation draw:name="f86" draw:formula="423861*logwidth/1107972"/>
              <draw:equation draw:name="f87" draw:formula="605217*logheight/1021343"/>
              <draw:equation draw:name="f88" draw:formula="1107972*logwidth/1107972"/>
              <draw:equation draw:name="f89" draw:formula="818925*logheight/1021343"/>
              <draw:equation draw:name="f90" draw:formula="220926*logwidth/1107972"/>
              <draw:equation draw:name="f91" draw:formula="883548*logheight/1021343"/>
              <draw:equation draw:name="f92" draw:formula="118779*logwidth/1107972"/>
              <draw:equation draw:name="f93" draw:formula="8836*logheight/1021343"/>
              <draw:equation draw:name="f94" draw:formula="118779*logwidth/1107972"/>
              <draw:equation draw:name="f95" draw:formula="11180*logheight/1023687"/>
              <draw:equation draw:name="f96" draw:formula="423861*logwidth/1107972"/>
              <draw:equation draw:name="f97" draw:formula="607561*logheight/1023687"/>
              <draw:equation draw:name="f98" draw:formula="1107972*logwidth/1107972"/>
              <draw:equation draw:name="f99" draw:formula="821269*logheight/1023687"/>
              <draw:equation draw:name="f100" draw:formula="220926*logwidth/1107972"/>
              <draw:equation draw:name="f101" draw:formula="885892*logheight/1023687"/>
              <draw:equation draw:name="f102" draw:formula="118779*logwidth/1107972"/>
              <draw:equation draw:name="f103" draw:formula="11180*logheight/1023687"/>
              <draw:equation draw:name="f104" draw:formula="logwidth"/>
              <draw:equation draw:name="f105" draw:formula="logheight"/>
            </draw:enhanced-geometry>
          </draw:custom-shape>
        </draw:g>
        <draw:custom-shape draw:name="Flowchart: Process 42" draw:style-name="gr49" draw:text-style-name="P14" draw:layer="layout" svg:width="2.539cm" svg:height="1.911cm" svg:x="16.087cm" svg:y="9.241cm">
          <text:p/>
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<draw:equation draw:name="f0" draw:formula="0*logwidth/10000"/>
            <draw:equation draw:name="f1" draw:formula="0*logheight/10000"/>
            <draw:equation draw:name="f2" draw:formula="10000*logwidth/10000"/>
            <draw:equation draw:name="f3" draw:formula="0*logheight/10000"/>
            <draw:equation draw:name="f4" draw:formula="10000*logwidth/10000"/>
            <draw:equation draw:name="f5" draw:formula="10000*logheight/10000"/>
            <draw:equation draw:name="f6" draw:formula="0*logwidth/10000"/>
            <draw:equation draw:name="f7" draw:formula="10000*logheight/10000"/>
            <draw:equation draw:name="f8" draw:formula="0*logwidth/10000"/>
            <draw:equation draw:name="f9" draw:formula="0*logheight/10000"/>
            <draw:equation draw:name="f10" draw:formula="0*logwidth/10000"/>
            <draw:equation draw:name="f11" draw:formula="0*logheight/10000"/>
            <draw:equation draw:name="f12" draw:formula="10000*logwidth/10000"/>
            <draw:equation draw:name="f13" draw:formula="0*logheight/10000"/>
            <draw:equation draw:name="f14" draw:formula="10000*logwidth/10000"/>
            <draw:equation draw:name="f15" draw:formula="10000*logheight/10000"/>
            <draw:equation draw:name="f16" draw:formula="0*logwidth/10000"/>
            <draw:equation draw:name="f17" draw:formula="10000*logheight/10000"/>
            <draw:equation draw:name="f18" draw:formula="0*logwidth/10000"/>
            <draw:equation draw:name="f19" draw:formula="0*logheight/10000"/>
            <draw:equation draw:name="f20" draw:formula="0*logwidth/10000"/>
            <draw:equation draw:name="f21" draw:formula="0*logheight/10000"/>
            <draw:equation draw:name="f22" draw:formula="10000*logwidth/10000"/>
            <draw:equation draw:name="f23" draw:formula="0*logheight/10000"/>
            <draw:equation draw:name="f24" draw:formula="10000*logwidth/10000"/>
            <draw:equation draw:name="f25" draw:formula="10000*logheight/10000"/>
            <draw:equation draw:name="f26" draw:formula="0*logwidth/10000"/>
            <draw:equation draw:name="f27" draw:formula="10000*logheight/10000"/>
            <draw:equation draw:name="f28" draw:formula="0*logwidth/10000"/>
            <draw:equation draw:name="f29" draw:formula="0*logheight/10000"/>
            <draw:equation draw:name="f30" draw:formula="0*logwidth/10000"/>
            <draw:equation draw:name="f31" draw:formula="0*logheight/10000"/>
            <draw:equation draw:name="f32" draw:formula="10000*logwidth/10000"/>
            <draw:equation draw:name="f33" draw:formula="0*logheight/10000"/>
            <draw:equation draw:name="f34" draw:formula="10000*logwidth/10000"/>
            <draw:equation draw:name="f35" draw:formula="10000*logheight/10000"/>
            <draw:equation draw:name="f36" draw:formula="0*logwidth/10000"/>
            <draw:equation draw:name="f37" draw:formula="10000*logheight/10000"/>
            <draw:equation draw:name="f38" draw:formula="0*logwidth/10000"/>
            <draw:equation draw:name="f39" draw:formula="0*logheight/10000"/>
            <draw:equation draw:name="f40" draw:formula="0*logwidth/10000"/>
            <draw:equation draw:name="f41" draw:formula="0*logheight/10000"/>
            <draw:equation draw:name="f42" draw:formula="10000*logwidth/10000"/>
            <draw:equation draw:name="f43" draw:formula="0*logheight/10000"/>
            <draw:equation draw:name="f44" draw:formula="10000*logwidth/10000"/>
            <draw:equation draw:name="f45" draw:formula="10000*logheight/10000"/>
            <draw:equation draw:name="f46" draw:formula="0*logwidth/10000"/>
            <draw:equation draw:name="f47" draw:formula="10000*logheight/10000"/>
            <draw:equation draw:name="f48" draw:formula="0*logwidth/10000"/>
            <draw:equation draw:name="f49" draw:formula="0*logheight/10000"/>
            <draw:equation draw:name="f50" draw:formula="0*logwidth/10000"/>
            <draw:equation draw:name="f51" draw:formula="0*logheight/10000"/>
            <draw:equation draw:name="f52" draw:formula="10000*logwidth/10000"/>
            <draw:equation draw:name="f53" draw:formula="0*logheight/10000"/>
            <draw:equation draw:name="f54" draw:formula="10000*logwidth/10000"/>
            <draw:equation draw:name="f55" draw:formula="10000*logheight/10000"/>
            <draw:equation draw:name="f56" draw:formula="0*logwidth/10000"/>
            <draw:equation draw:name="f57" draw:formula="10000*logheight/10000"/>
            <draw:equation draw:name="f58" draw:formula="0*logwidth/10000"/>
            <draw:equation draw:name="f59" draw:formula="0*logheight/10000"/>
            <draw:equation draw:name="f60" draw:formula="0*logwidth/10000"/>
            <draw:equation draw:name="f61" draw:formula="0*logheight/10000"/>
            <draw:equation draw:name="f62" draw:formula="10000*logwidth/10000"/>
            <draw:equation draw:name="f63" draw:formula="0*logheight/10000"/>
            <draw:equation draw:name="f64" draw:formula="10000*logwidth/10000"/>
            <draw:equation draw:name="f65" draw:formula="10000*logheight/10000"/>
            <draw:equation draw:name="f66" draw:formula="0*logwidth/10000"/>
            <draw:equation draw:name="f67" draw:formula="10000*logheight/10000"/>
            <draw:equation draw:name="f68" draw:formula="0*logwidth/10000"/>
            <draw:equation draw:name="f69" draw:formula="0*logheight/10000"/>
            <draw:equation draw:name="f70" draw:formula="0*logwidth/10000"/>
            <draw:equation draw:name="f71" draw:formula="0*logheight/10000"/>
            <draw:equation draw:name="f72" draw:formula="10000*logwidth/10000"/>
            <draw:equation draw:name="f73" draw:formula="0*logheight/10000"/>
            <draw:equation draw:name="f74" draw:formula="10000*logwidth/10000"/>
            <draw:equation draw:name="f75" draw:formula="10000*logheight/10000"/>
            <draw:equation draw:name="f76" draw:formula="0*logwidth/10000"/>
            <draw:equation draw:name="f77" draw:formula="10000*logheight/10000"/>
            <draw:equation draw:name="f78" draw:formula="0*logwidth/10000"/>
            <draw:equation draw:name="f79" draw:formula="0*logheight/10000"/>
            <draw:equation draw:name="f80" draw:formula="0*logwidth/10018"/>
            <draw:equation draw:name="f81" draw:formula="0*logheight/10000"/>
            <draw:equation draw:name="f82" draw:formula="10000*logwidth/10018"/>
            <draw:equation draw:name="f83" draw:formula="0*logheight/10000"/>
            <draw:equation draw:name="f84" draw:formula="10000*logwidth/10018"/>
            <draw:equation draw:name="f85" draw:formula="10000*logheight/10000"/>
            <draw:equation draw:name="f86" draw:formula="0*logwidth/10018"/>
            <draw:equation draw:name="f87" draw:formula="10000*logheight/10000"/>
            <draw:equation draw:name="f88" draw:formula="0*logwidth/10018"/>
            <draw:equation draw:name="f89" draw:formula="0*logheight/10000"/>
            <draw:equation draw:name="f90" draw:formula="0*logwidth/10018"/>
            <draw:equation draw:name="f91" draw:formula="0*logheight/10000"/>
            <draw:equation draw:name="f92" draw:formula="10000*logwidth/10018"/>
            <draw:equation draw:name="f93" draw:formula="0*logheight/10000"/>
            <draw:equation draw:name="f94" draw:formula="10000*logwidth/10018"/>
            <draw:equation draw:name="f95" draw:formula="10000*logheight/10000"/>
            <draw:equation draw:name="f96" draw:formula="0*logwidth/10018"/>
            <draw:equation draw:name="f97" draw:formula="10000*logheight/10000"/>
            <draw:equation draw:name="f98" draw:formula="0*logwidth/10018"/>
            <draw:equation draw:name="f99" draw:formula="0*logheight/10000"/>
            <draw:equation draw:name="f100" draw:formula="0*logwidth/10018"/>
            <draw:equation draw:name="f101" draw:formula="0*logheight/10000"/>
            <draw:equation draw:name="f102" draw:formula="10000*logwidth/10018"/>
            <draw:equation draw:name="f103" draw:formula="0*logheight/10000"/>
            <draw:equation draw:name="f104" draw:formula="10000*logwidth/10018"/>
            <draw:equation draw:name="f105" draw:formula="10000*logheight/10000"/>
            <draw:equation draw:name="f106" draw:formula="0*logwidth/10018"/>
            <draw:equation draw:name="f107" draw:formula="10000*logheight/10000"/>
            <draw:equation draw:name="f108" draw:formula="0*logwidth/10018"/>
            <draw:equation draw:name="f109" draw:formula="0*logheight/10000"/>
            <draw:equation draw:name="f110" draw:formula="0*logwidth/10071"/>
            <draw:equation draw:name="f111" draw:formula="0*logheight/10000"/>
            <draw:equation draw:name="f112" draw:formula="10000*logwidth/10071"/>
            <draw:equation draw:name="f113" draw:formula="0*logheight/10000"/>
            <draw:equation draw:name="f114" draw:formula="10000*logwidth/10071"/>
            <draw:equation draw:name="f115" draw:formula="10000*logheight/10000"/>
            <draw:equation draw:name="f116" draw:formula="0*logwidth/10071"/>
            <draw:equation draw:name="f117" draw:formula="10000*logheight/10000"/>
            <draw:equation draw:name="f118" draw:formula="0*logwidth/10071"/>
            <draw:equation draw:name="f119" draw:formula="0*logheight/10000"/>
            <draw:equation draw:name="f120" draw:formula="0*logwidth/10064"/>
            <draw:equation draw:name="f121" draw:formula="0*logheight/10000"/>
            <draw:equation draw:name="f122" draw:formula="10000*logwidth/10064"/>
            <draw:equation draw:name="f123" draw:formula="0*logheight/10000"/>
            <draw:equation draw:name="f124" draw:formula="10000*logwidth/10064"/>
            <draw:equation draw:name="f125" draw:formula="10000*logheight/10000"/>
            <draw:equation draw:name="f126" draw:formula="0*logwidth/10064"/>
            <draw:equation draw:name="f127" draw:formula="10000*logheight/10000"/>
            <draw:equation draw:name="f128" draw:formula="0*logwidth/10064"/>
            <draw:equation draw:name="f129" draw:formula="0*logheight/10000"/>
            <draw:equation draw:name="f130" draw:formula="0*logwidth/10064"/>
            <draw:equation draw:name="f131" draw:formula="0*logheight/10000"/>
            <draw:equation draw:name="f132" draw:formula="10000*logwidth/10064"/>
            <draw:equation draw:name="f133" draw:formula="0*logheight/10000"/>
            <draw:equation draw:name="f134" draw:formula="10000*logwidth/10064"/>
            <draw:equation draw:name="f135" draw:formula="10000*logheight/10000"/>
            <draw:equation draw:name="f136" draw:formula="0*logwidth/10064"/>
            <draw:equation draw:name="f137" draw:formula="10000*logheight/10000"/>
            <draw:equation draw:name="f138" draw:formula="0*logwidth/10064"/>
            <draw:equation draw:name="f139" draw:formula="0*logheight/10000"/>
            <draw:equation draw:name="f140" draw:formula="0*logwidth/10064"/>
            <draw:equation draw:name="f141" draw:formula="0*logheight/10000"/>
            <draw:equation draw:name="f142" draw:formula="10000*logwidth/10064"/>
            <draw:equation draw:name="f143" draw:formula="0*logheight/10000"/>
            <draw:equation draw:name="f144" draw:formula="10000*logwidth/10064"/>
            <draw:equation draw:name="f145" draw:formula="10000*logheight/10000"/>
            <draw:equation draw:name="f146" draw:formula="0*logwidth/10064"/>
            <draw:equation draw:name="f147" draw:formula="10000*logheight/10000"/>
            <draw:equation draw:name="f148" draw:formula="0*logwidth/10064"/>
            <draw:equation draw:name="f149" draw:formula="0*logheight/10000"/>
            <draw:equation draw:name="f150" draw:formula="0*logwidth/10064"/>
            <draw:equation draw:name="f151" draw:formula="0*logheight/10000"/>
            <draw:equation draw:name="f152" draw:formula="10000*logwidth/10064"/>
            <draw:equation draw:name="f153" draw:formula="0*logheight/10000"/>
            <draw:equation draw:name="f154" draw:formula="10000*logwidth/10064"/>
            <draw:equation draw:name="f155" draw:formula="10000*logheight/10000"/>
            <draw:equation draw:name="f156" draw:formula="0*logwidth/10064"/>
            <draw:equation draw:name="f157" draw:formula="10000*logheight/10000"/>
            <draw:equation draw:name="f158" draw:formula="0*logwidth/10064"/>
            <draw:equation draw:name="f159" draw:formula="0*logheight/10000"/>
            <draw:equation draw:name="f160" draw:formula="0*logwidth/10064"/>
            <draw:equation draw:name="f161" draw:formula="0*logheight/10000"/>
            <draw:equation draw:name="f162" draw:formula="10000*logwidth/10064"/>
            <draw:equation draw:name="f163" draw:formula="0*logheight/10000"/>
            <draw:equation draw:name="f164" draw:formula="10000*logwidth/10064"/>
            <draw:equation draw:name="f165" draw:formula="10000*logheight/10000"/>
            <draw:equation draw:name="f166" draw:formula="0*logwidth/10064"/>
            <draw:equation draw:name="f167" draw:formula="10000*logheight/10000"/>
            <draw:equation draw:name="f168" draw:formula="0*logwidth/10064"/>
            <draw:equation draw:name="f169" draw:formula="0*logheight/10000"/>
            <draw:equation draw:name="f170" draw:formula="logwidth"/>
            <draw:equation draw:name="f171" draw:formula="logheight"/>
          </draw:enhanced-geometry>
        </draw:custom-shape>
        <draw:custom-shape draw:name="TextBox 308" draw:style-name="gr55" draw:text-style-name="P4" draw:layer="layout" svg:width="2.375cm" svg:height="1.015cm" svg:x="16.169cm" svg:y="9.903cm">
          <text:p text:style-name="P3"><text:span text:style-name="T4">This is a sample tex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09">
          <draw:custom-shape draw:name="Oval 310" draw:style-name="gr16" draw:text-style-name="P12" draw:layer="layout" svg:width="0.455cm" svg:height="0.477cm" svg:x="17.18cm" svg:y="9.2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11" draw:style-name="gr12" draw:text-style-name="P12" draw:layer="layout" svg:width="0.303cm" svg:height="0.318cm" svg:x="17.384cm" svg:y="9.26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0" draw:text-style-name="P5" draw:layer="layout" svg:width="0.219cm" svg:height="0.212cm" svg:x="17.405cm" svg:y="9.348cm">
            <text:p/>
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<draw:equation draw:name="f0" draw:formula="189017*logwidth/1045863"/>
              <draw:equation draw:name="f1" draw:formula="0*logheight/1103312"/>
              <draw:equation draw:name="f2" draw:formula="97056*logwidth/1045863"/>
              <draw:equation draw:name="f3" draw:formula="259496*logheight/1103312"/>
              <draw:equation draw:name="f4" draw:formula="828576*logwidth/1045863"/>
              <draw:equation draw:name="f5" draw:formula="991016*logheight/1103312"/>
              <draw:equation draw:name="f6" draw:formula="1045863*logwidth/1045863"/>
              <draw:equation draw:name="f7" draw:formula="954468*logheight/1103312"/>
              <draw:equation draw:name="f8" draw:formula="640080*logwidth/1045863"/>
              <draw:equation draw:name="f9" draw:formula="1103312*logheight/1103312"/>
              <draw:equation draw:name="f10" draw:formula="0*logwidth/1045863"/>
              <draw:equation draw:name="f11" draw:formula="463232*logheight/1103312"/>
              <draw:equation draw:name="f12" draw:formula="189017*logwidth/1045863"/>
              <draw:equation draw:name="f13" draw:formula="0*logheight/1103312"/>
              <draw:equation draw:name="f14" draw:formula="189017*logwidth/1045863"/>
              <draw:equation draw:name="f15" draw:formula="0*logheight/1103312"/>
              <draw:equation draw:name="f16" draw:formula="482067*logwidth/1045863"/>
              <draw:equation draw:name="f17" draw:formula="800917*logheight/1103312"/>
              <draw:equation draw:name="f18" draw:formula="828576*logwidth/1045863"/>
              <draw:equation draw:name="f19" draw:formula="991016*logheight/1103312"/>
              <draw:equation draw:name="f20" draw:formula="1045863*logwidth/1045863"/>
              <draw:equation draw:name="f21" draw:formula="954468*logheight/1103312"/>
              <draw:equation draw:name="f22" draw:formula="640080*logwidth/1045863"/>
              <draw:equation draw:name="f23" draw:formula="1103312*logheight/1103312"/>
              <draw:equation draw:name="f24" draw:formula="0*logwidth/1045863"/>
              <draw:equation draw:name="f25" draw:formula="463232*logheight/1103312"/>
              <draw:equation draw:name="f26" draw:formula="189017*logwidth/1045863"/>
              <draw:equation draw:name="f27" draw:formula="0*logheight/1103312"/>
              <draw:equation draw:name="f28" draw:formula="189017*logwidth/1045863"/>
              <draw:equation draw:name="f29" draw:formula="0*logheight/1103312"/>
              <draw:equation draw:name="f30" draw:formula="482067*logwidth/1045863"/>
              <draw:equation draw:name="f31" draw:formula="800917*logheight/1103312"/>
              <draw:equation draw:name="f32" draw:formula="1045863*logwidth/1045863"/>
              <draw:equation draw:name="f33" draw:formula="954468*logheight/1103312"/>
              <draw:equation draw:name="f34" draw:formula="640080*logwidth/1045863"/>
              <draw:equation draw:name="f35" draw:formula="1103312*logheight/1103312"/>
              <draw:equation draw:name="f36" draw:formula="0*logwidth/1045863"/>
              <draw:equation draw:name="f37" draw:formula="463232*logheight/1103312"/>
              <draw:equation draw:name="f38" draw:formula="189017*logwidth/1045863"/>
              <draw:equation draw:name="f39" draw:formula="0*logheight/1103312"/>
              <draw:equation draw:name="f40" draw:formula="189017*logwidth/1178210"/>
              <draw:equation draw:name="f41" draw:formula="0*logheight/1103312"/>
              <draw:equation draw:name="f42" draw:formula="482067*logwidth/1178210"/>
              <draw:equation draw:name="f43" draw:formula="800917*logheight/1103312"/>
              <draw:equation draw:name="f44" draw:formula="1178210*logwidth/1178210"/>
              <draw:equation draw:name="f45" draw:formula="810089*logheight/1103312"/>
              <draw:equation draw:name="f46" draw:formula="640080*logwidth/1178210"/>
              <draw:equation draw:name="f47" draw:formula="1103312*logheight/1103312"/>
              <draw:equation draw:name="f48" draw:formula="0*logwidth/1178210"/>
              <draw:equation draw:name="f49" draw:formula="463232*logheight/1103312"/>
              <draw:equation draw:name="f50" draw:formula="189017*logwidth/1178210"/>
              <draw:equation draw:name="f51" draw:formula="0*logheight/1103312"/>
              <draw:equation draw:name="f52" draw:formula="189017*logwidth/1178210"/>
              <draw:equation draw:name="f53" draw:formula="0*logheight/1103312"/>
              <draw:equation draw:name="f54" draw:formula="494099*logwidth/1178210"/>
              <draw:equation draw:name="f55" draw:formula="596381*logheight/1103312"/>
              <draw:equation draw:name="f56" draw:formula="1178210*logwidth/1178210"/>
              <draw:equation draw:name="f57" draw:formula="810089*logheight/1103312"/>
              <draw:equation draw:name="f58" draw:formula="640080*logwidth/1178210"/>
              <draw:equation draw:name="f59" draw:formula="1103312*logheight/1103312"/>
              <draw:equation draw:name="f60" draw:formula="0*logwidth/1178210"/>
              <draw:equation draw:name="f61" draw:formula="463232*logheight/1103312"/>
              <draw:equation draw:name="f62" draw:formula="189017*logwidth/1178210"/>
              <draw:equation draw:name="f63" draw:formula="0*logheight/1103312"/>
              <draw:equation draw:name="f64" draw:formula="2404*logwidth/991597"/>
              <draw:equation draw:name="f65" draw:formula="8836*logheight/1112148"/>
              <draw:equation draw:name="f66" draw:formula="307486*logwidth/991597"/>
              <draw:equation draw:name="f67" draw:formula="605217*logheight/1112148"/>
              <draw:equation draw:name="f68" draw:formula="991597*logwidth/991597"/>
              <draw:equation draw:name="f69" draw:formula="818925*logheight/1112148"/>
              <draw:equation draw:name="f70" draw:formula="453467*logwidth/991597"/>
              <draw:equation draw:name="f71" draw:formula="1112148*logheight/1112148"/>
              <draw:equation draw:name="f72" draw:formula="2404*logwidth/991597"/>
              <draw:equation draw:name="f73" draw:formula="8836*logheight/1112148"/>
              <draw:equation draw:name="f74" draw:formula="2404*logwidth/991597"/>
              <draw:equation draw:name="f75" draw:formula="8836*logheight/887846"/>
              <draw:equation draw:name="f76" draw:formula="307486*logwidth/991597"/>
              <draw:equation draw:name="f77" draw:formula="605217*logheight/887846"/>
              <draw:equation draw:name="f78" draw:formula="991597*logwidth/991597"/>
              <draw:equation draw:name="f79" draw:formula="818925*logheight/887846"/>
              <draw:equation draw:name="f80" draw:formula="104551*logwidth/991597"/>
              <draw:equation draw:name="f81" draw:formula="883548*logheight/887846"/>
              <draw:equation draw:name="f82" draw:formula="2404*logwidth/991597"/>
              <draw:equation draw:name="f83" draw:formula="8836*logheight/887846"/>
              <draw:equation draw:name="f84" draw:formula="118779*logwidth/1107972"/>
              <draw:equation draw:name="f85" draw:formula="8836*logheight/1021343"/>
              <draw:equation draw:name="f86" draw:formula="423861*logwidth/1107972"/>
              <draw:equation draw:name="f87" draw:formula="605217*logheight/1021343"/>
              <draw:equation draw:name="f88" draw:formula="1107972*logwidth/1107972"/>
              <draw:equation draw:name="f89" draw:formula="818925*logheight/1021343"/>
              <draw:equation draw:name="f90" draw:formula="220926*logwidth/1107972"/>
              <draw:equation draw:name="f91" draw:formula="883548*logheight/1021343"/>
              <draw:equation draw:name="f92" draw:formula="118779*logwidth/1107972"/>
              <draw:equation draw:name="f93" draw:formula="8836*logheight/1021343"/>
              <draw:equation draw:name="f94" draw:formula="118779*logwidth/1107972"/>
              <draw:equation draw:name="f95" draw:formula="11180*logheight/1023687"/>
              <draw:equation draw:name="f96" draw:formula="423861*logwidth/1107972"/>
              <draw:equation draw:name="f97" draw:formula="607561*logheight/1023687"/>
              <draw:equation draw:name="f98" draw:formula="1107972*logwidth/1107972"/>
              <draw:equation draw:name="f99" draw:formula="821269*logheight/1023687"/>
              <draw:equation draw:name="f100" draw:formula="220926*logwidth/1107972"/>
              <draw:equation draw:name="f101" draw:formula="885892*logheight/1023687"/>
              <draw:equation draw:name="f102" draw:formula="118779*logwidth/1107972"/>
              <draw:equation draw:name="f103" draw:formula="11180*logheight/1023687"/>
              <draw:equation draw:name="f104" draw:formula="logwidth"/>
              <draw:equation draw:name="f105" draw:formula="logheight"/>
            </draw:enhanced-geometry>
          </draw:custom-shape>
        </draw:g>
        <draw:g draw:name="Group 60">
          <draw:custom-shape draw:name="Flowchart: Process 42" draw:style-name="gr49" draw:text-style-name="P14" draw:layer="layout" svg:width="2.539cm" svg:height="1.911cm" svg:x="11.853cm" svg:y="4.657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59" draw:style-name="gr56" draw:text-style-name="P4" draw:layer="layout" svg:width="2.375cm" svg:height="1.015cm" svg:x="11.935cm" svg:y="5.319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13">
            <draw:custom-shape draw:name="Oval 314" draw:style-name="gr57" draw:text-style-name="P18" draw:layer="layout" svg:width="0.455cm" svg:height="0.477cm" svg:x="12.924cm" svg:y="4.68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15" draw:style-name="gr58" draw:text-style-name="P18" draw:layer="layout" svg:width="0.303cm" svg:height="0.318cm" svg:x="13.128cm" svg:y="4.65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3.15cm" svg:y="4.736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86">
          <draw:custom-shape draw:name="Flowchart: Process 42" draw:style-name="gr49" draw:text-style-name="P14" draw:layer="layout" svg:width="2.539cm" svg:height="1.911cm" svg:x="11.853cm" svg:y="9.241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73" draw:style-name="gr59" draw:text-style-name="P4" draw:layer="layout" svg:width="2.375cm" svg:height="1.015cm" svg:x="11.935cm" svg:y="9.903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17">
            <draw:custom-shape draw:name="Oval 318" draw:style-name="gr44" draw:text-style-name="P10" draw:layer="layout" svg:width="0.455cm" svg:height="0.477cm" svg:x="12.912cm" svg:y="9.25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19" draw:style-name="gr9" draw:text-style-name="P10" draw:layer="layout" svg:width="0.303cm" svg:height="0.318cm" svg:x="13.116cm" svg:y="9.22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3.137cm" svg:y="9.301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55">
          <draw:custom-shape draw:name="Flowchart: Process 42" draw:style-name="gr60" draw:text-style-name="P14" draw:layer="layout" svg:width="3.39cm" svg:height="2.552cm" svg:x="11.855cm" svg:y="15.227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87" draw:style-name="gr61" draw:text-style-name="P4" draw:layer="layout" svg:width="3.265cm" svg:height="2.029cm" svg:x="11.937cm" svg:y="15.89cm">
            <text:p text:style-name="P3"><text:span text:style-name="T4">This is a sample text. Replace it with your own.</text:span></text:p>
            <text:p text:style-name="P3"><text:span text:style-name="T4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21">
            <draw:custom-shape draw:name="Oval 322" draw:style-name="gr57" draw:text-style-name="P18" draw:layer="layout" svg:width="0.455cm" svg:height="0.477cm" svg:x="13.333cm" svg:y="15.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23" draw:style-name="gr58" draw:text-style-name="P18" draw:layer="layout" svg:width="0.303cm" svg:height="0.318cm" svg:x="13.537cm" svg:y="15.2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3.559cm" svg:y="15.349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89">
          <draw:custom-shape draw:name="Flowchart: Process 42" draw:style-name="gr45" draw:text-style-name="P11" draw:layer="layout" svg:width="2.539cm" svg:height="1.911cm" svg:x="16.087cm" svg:y="13.015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334" draw:style-name="gr62" draw:text-style-name="P4" draw:layer="layout" svg:width="2.375cm" svg:height="1.015cm" svg:x="16.169cm" svg:y="13.677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35">
            <draw:custom-shape draw:name="Oval 336" draw:style-name="gr16" draw:text-style-name="P12" draw:layer="layout" svg:width="0.455cm" svg:height="0.477cm" svg:x="17.18cm" svg:y="13.07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37" draw:style-name="gr12" draw:text-style-name="P12" draw:layer="layout" svg:width="0.303cm" svg:height="0.318cm" svg:x="17.384cm" svg:y="13.04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7.405cm" svg:y="13.121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88">
          <draw:custom-shape draw:name="Flowchart: Process 42" draw:style-name="gr63" draw:text-style-name="P15" draw:layer="layout" svg:width="2.539cm" svg:height="1.911cm" svg:x="16.458cm" svg:y="15.509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341" draw:style-name="gr64" draw:text-style-name="P4" draw:layer="layout" svg:width="2.375cm" svg:height="1.015cm" svg:x="16.54cm" svg:y="16.171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2">
            <draw:custom-shape draw:name="Oval 343" draw:style-name="gr16" draw:text-style-name="P12" draw:layer="layout" svg:width="0.455cm" svg:height="0.477cm" svg:x="17.551cm" svg:y="15.56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44" draw:style-name="gr12" draw:text-style-name="P12" draw:layer="layout" svg:width="0.303cm" svg:height="0.318cm" svg:x="17.756cm" svg:y="15.53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7.777cm" svg:y="15.615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367">
          <draw:custom-shape draw:name="Rectangle 1" draw:style-name="gr65" draw:text-style-name="P11" draw:layer="layout" svg:width="3.28cm" svg:height="3.223cm" svg:x="20.108cm" svg:y="4.753cm">
            <text:p/>
            <draw:enhanced-geometry draw:mirror-horizontal="false" draw:mirror-vertical="false" svg:viewBox="0 0 0 0" drawooo:sub-view-size="4235395 4162644" draw:text-areas="0 0 ?f0 ?f1" draw:type="ooxml-non-primitive" draw:enhanced-path="M 4235395 0 L 4235395 4019636 140197 4162644 0 147903 Z N">
              <draw:equation draw:name="f0" draw:formula="logwidth"/>
              <draw:equation draw:name="f1" draw:formula="logheight"/>
            </draw:enhanced-geometry>
          </draw:custom-shape>
          <draw:custom-shape draw:name="TextBox 348" draw:style-name="gr66" draw:text-style-name="P13" draw:layer="layout" svg:width="2.832cm" svg:height="2.029cm" svg:x="20.353cm" svg:y="5.502cm">
            <text:p text:style-name="P8"><text:span text:style-name="T4">This is a sample text. Replace it with your own tex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9">
            <draw:custom-shape draw:name="Oval 350" draw:style-name="gr16" draw:text-style-name="P12" draw:layer="layout" svg:width="0.455cm" svg:height="0.477cm" svg:x="21.601cm" svg:y="4.87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51" draw:style-name="gr12" draw:text-style-name="P12" draw:layer="layout" svg:width="0.303cm" svg:height="0.318cm" svg:x="21.805cm" svg:y="4.84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21.826cm" svg:y="4.926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368">
          <draw:custom-shape draw:name="Rectangle 1" draw:style-name="gr67" draw:text-style-name="P14" draw:layer="layout" svg:width="3.28cm" svg:height="3.533cm" svg:x="0.92cm" svg:y="13.2cm">
            <text:p/>
            <draw:enhanced-geometry draw:mirror-horizontal="false" draw:mirror-vertical="false" svg:viewBox="0 0 0 0" drawooo:sub-view-size="4235395 4162644" draw:text-areas="0 0 ?f0 ?f1" draw:type="ooxml-non-primitive" draw:enhanced-path="M 4235395 0 L 4235395 4019636 140197 4162644 0 147903 Z N">
              <draw:equation draw:name="f0" draw:formula="logwidth"/>
              <draw:equation draw:name="f1" draw:formula="logheight"/>
            </draw:enhanced-geometry>
          </draw:custom-shape>
          <draw:custom-shape draw:name="TextBox 355" draw:style-name="gr68" draw:text-style-name="P13" draw:layer="layout" svg:width="2.832cm" svg:height="2.536cm" svg:x="1.165cm" svg:y="14.022cm">
            <text:p text:style-name="P8"><text:span text:style-name="T4">Student want compare his actual year results with other yea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56">
            <draw:custom-shape draw:name="Oval 357" draw:style-name="gr69" draw:text-style-name="P12" draw:layer="layout" svg:width="0.455cm" svg:height="0.523cm" svg:x="2.412cm" svg:y="13.33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58" draw:style-name="gr12" draw:text-style-name="P12" draw:layer="layout" svg:width="0.303cm" svg:height="0.349cm" svg:x="2.616cm" svg:y="13.30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32cm" svg:x="2.638cm" svg:y="13.39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360">
          <draw:custom-shape draw:name="Rectangle 1" draw:style-name="gr70" draw:text-style-name="P15" draw:layer="layout" svg:width="3.28cm" svg:height="3.223cm" svg:x="20.976cm" svg:y="9.062cm">
            <text:p/>
            <draw:enhanced-geometry draw:mirror-horizontal="false" draw:mirror-vertical="false" svg:viewBox="0 0 0 0" drawooo:sub-view-size="4235395 4162644" draw:text-areas="0 0 ?f0 ?f1" draw:type="ooxml-non-primitive" draw:enhanced-path="M 4235395 0 L 4235395 4019636 140197 4162644 0 147903 Z N">
              <draw:equation draw:name="f0" draw:formula="logwidth"/>
              <draw:equation draw:name="f1" draw:formula="logheight"/>
            </draw:enhanced-geometry>
          </draw:custom-shape>
          <draw:custom-shape draw:name="TextBox 362" draw:style-name="gr71" draw:text-style-name="P13" draw:layer="layout" svg:width="2.832cm" svg:height="2.029cm" svg:x="21.22cm" svg:y="9.811cm">
            <text:p text:style-name="P8"><text:span text:style-name="T4">This is a sample text. Replace it with your own tex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63">
            <draw:custom-shape draw:name="Oval 364" draw:style-name="gr16" draw:text-style-name="P12" draw:layer="layout" svg:width="0.455cm" svg:height="0.477cm" svg:x="22.468cm" svg:y="9.1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65" draw:style-name="gr12" draw:text-style-name="P12" draw:layer="layout" svg:width="0.303cm" svg:height="0.318cm" svg:x="22.672cm" svg:y="9.15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22.694cm" svg:y="9.234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87">
          <draw:custom-shape draw:name="Rectangle 1" draw:style-name="gr72" draw:text-style-name="P15" draw:layer="layout" svg:width="3.28cm" svg:height="3.948cm" svg:x="0.92cm" svg:y="4.977cm">
            <text:p/>
            <draw:enhanced-geometry draw:mirror-horizontal="false" draw:mirror-vertical="false" svg:viewBox="0 0 0 0" drawooo:sub-view-size="4235395 4162644" draw:text-areas="0 0 ?f0 ?f1" draw:type="ooxml-non-primitive" draw:enhanced-path="M 4235395 0 L 4235395 4019636 140197 4162644 0 147903 Z N">
              <draw:equation draw:name="f0" draw:formula="logwidth"/>
              <draw:equation draw:name="f1" draw:formula="logheight"/>
            </draw:enhanced-geometry>
          </draw:custom-shape>
          <draw:custom-shape draw:name="TextBox 154" draw:style-name="gr73" draw:text-style-name="P13" draw:layer="layout" svg:width="2.832cm" svg:height="2.536cm" svg:x="1.164cm" svg:y="5.896cm">
            <text:p text:style-name="P8"><text:span text:style-name="T4">Students want knows the reasons of failurs <text:s/>and get some advice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78">
            <draw:custom-shape draw:name="Oval 179" draw:style-name="gr74" draw:text-style-name="P12" draw:layer="layout" svg:width="0.455cm" svg:height="0.584cm" svg:x="2.412cm" svg:y="5.12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80" draw:style-name="gr75" draw:text-style-name="P12" draw:layer="layout" svg:width="0.303cm" svg:height="0.39cm" svg:x="2.616cm" svg:y="5.09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76" draw:text-style-name="P5" draw:layer="layout" svg:width="0.219cm" svg:height="0.26cm" svg:x="2.638cm" svg:y="5.189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presentation:notes draw:style-name="dp2">
          <draw:page-thumbnail draw:style-name="gr24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da0000" draw:end-color="#d60000" draw:start-intensity="100%" draw:end-intensity="100%" draw:angle="1800" draw:border="0%"/>
    <draw:gradient draw:name="Gradient_20_2" draw:display-name="Gradient 2" draw:style="linear" draw:start-color="#ffe115" draw:end-color="#ffe321" draw:start-intensity="100%" draw:end-intensity="100%" draw:angle="1350" draw:border="0%"/>
    <draw:gradient draw:name="Gradient_20_3" draw:display-name="Gradient 3" draw:style="linear" draw:start-color="#1ac2ff" draw:end-color="#008cf0" draw:start-intensity="100%" draw:end-intensity="100%" draw:angle="1350" draw:border="58%"/>
    <draw:gradient draw:name="Gradient_20_4" draw:display-name="Gradient 4" draw:style="linear" draw:start-color="#eeb000" draw:end-color="#f8cc0c" draw:start-intensity="100%" draw:end-intensity="100%" draw:angle="18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msFillGradient_20_1" draw:display-name="msFillGradient 1" draw:style="linear" draw:start-color="#ffffff" draw:end-color="#d9d9d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Only" style:display-name="Title Only" style:page-layout-name="PM1" draw:style-name="Mdp1">
      <draw:frame draw:name="Title 1" presentation:style-name="Mpr1" draw:text-style-name="MP6" draw:layer="backgroundobjects" svg:width="16.721cm" svg:height="1.269cm" svg:x="4.339cm" svg:y="0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12-26">26/12/2019</text:date></text:span></text:p>
        </draw:text-box>
      </draw:frame>
      <draw:frame draw:name="Footer Placeholder 3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4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1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12-26">26/12/2019</text:date></text:span></text:p>
        </draw:text-box>
      </draw:frame>
      <draw:frame draw:name="Footer Placeholder 2" presentation:style-name="Mpr5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1</text:page-number></text:span></text:p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Agile Roadmap</dc:title>
    <meta:initial-creator>Md Aminul Islam</meta:initial-creator>
    <meta:editing-cycles>32</meta:editing-cycles>
    <meta:creation-date>2013-04-11T13:53:35</meta:creation-date>
    <dc:date>2019-12-26T15:21:40.331000000</dc:date>
    <meta:editing-duration>PT2H58M21S</meta:editing-duration>
    <meta:generator>LibreOffice/6.3.3.2$Windows_X86_64 LibreOffice_project/a64200df03143b798afd1ec74a12ab50359878ed</meta:generator>
    <meta:document-statistic meta:object-count="28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